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979in" style:rel-column-width="2819*"/>
    </style:style>
    <style:style style:name="Table1.B" style:family="table-column">
      <style:table-column-properties style:column-width="0.8688in" style:rel-column-width="8221*"/>
    </style:style>
    <style:style style:name="Table1.C" style:family="table-column">
      <style:table-column-properties style:column-width="0.7104in" style:rel-column-width="6723*"/>
    </style:style>
    <style:style style:name="Table1.D" style:family="table-column">
      <style:table-column-properties style:column-width="2.5875in" style:rel-column-width="24486*"/>
    </style:style>
    <style:style style:name="Table1.E" style:family="table-column">
      <style:table-column-properties style:column-width="0.609in" style:rel-column-width="5763*"/>
    </style:style>
    <style:style style:name="Table1.F" style:family="table-column">
      <style:table-column-properties style:column-width="1.8514in" style:rel-column-width="17523*"/>
    </style:style>
    <style:style style:name="Table1.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F1" style:family="table-cell">
      <style:table-cell-properties fo:background-color="#cfe7f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4125in" style:rel-column-width="13367*"/>
    </style:style>
    <style:style style:name="Table2.B" style:family="table-column">
      <style:table-column-properties style:column-width="0.8507in" style:rel-column-width="8050*"/>
    </style:style>
    <style:style style:name="Table2.C" style:family="table-column">
      <style:table-column-properties style:column-width="4.6618in" style:rel-column-width="44118*"/>
    </style:style>
    <style:style style:name="Table2.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125in" style:rel-column-width="13367*"/>
    </style:style>
    <style:style style:name="Table3.B" style:family="table-column">
      <style:table-column-properties style:column-width="0.8507in" style:rel-column-width="8050*"/>
    </style:style>
    <style:style style:name="Table3.C" style:family="table-column">
      <style:table-column-properties style:column-width="4.6618in" style:rel-column-width="44118*"/>
    </style:style>
    <style:style style:name="Table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fe7f5"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125in" style:rel-column-width="13367*"/>
    </style:style>
    <style:style style:name="Table4.B" style:family="table-column">
      <style:table-column-properties style:column-width="0.8507in" style:rel-column-width="8050*"/>
    </style:style>
    <style:style style:name="Table4.C" style:family="table-column">
      <style:table-column-properties style:column-width="4.6618in" style:rel-column-width="44118*"/>
    </style:style>
    <style:style style:name="Table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2979in" style:rel-column-width="2819*"/>
    </style:style>
    <style:style style:name="Table5.B" style:family="table-column">
      <style:table-column-properties style:column-width="0.8688in" style:rel-column-width="8221*"/>
    </style:style>
    <style:style style:name="Table5.C" style:family="table-column">
      <style:table-column-properties style:column-width="0.7104in" style:rel-column-width="6723*"/>
    </style:style>
    <style:style style:name="Table5.D" style:family="table-column">
      <style:table-column-properties style:column-width="2.5875in" style:rel-column-width="24486*"/>
    </style:style>
    <style:style style:name="Table5.E" style:family="table-column">
      <style:table-column-properties style:column-width="0.6667in" style:rel-column-width="6309*"/>
    </style:style>
    <style:style style:name="Table5.F" style:family="table-column">
      <style:table-column-properties style:column-width="1.7938in" style:rel-column-width="16977*"/>
    </style:style>
    <style:style style:name="Table5.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5.F1" style:family="table-cell">
      <style:table-cell-properties fo:background-color="#cfe7f5"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125in" style:rel-column-width="13367*"/>
    </style:style>
    <style:style style:name="Table6.B" style:family="table-column">
      <style:table-column-properties style:column-width="0.8507in" style:rel-column-width="8050*"/>
    </style:style>
    <style:style style:name="Table6.C" style:family="table-column">
      <style:table-column-properties style:column-width="4.6618in" style:rel-column-width="44118*"/>
    </style:style>
    <style:style style:name="Table6.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fe7f5"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125in" style:rel-column-width="13367*"/>
    </style:style>
    <style:style style:name="Table7.B" style:family="table-column">
      <style:table-column-properties style:column-width="0.8507in" style:rel-column-width="8050*"/>
    </style:style>
    <style:style style:name="Table7.C" style:family="table-column">
      <style:table-column-properties style:column-width="4.6618in" style:rel-column-width="44118*"/>
    </style:style>
    <style:style style:name="Table7.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fe7f5"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125in" style:rel-column-width="13367*"/>
    </style:style>
    <style:style style:name="Table8.B" style:family="table-column">
      <style:table-column-properties style:column-width="0.8507in" style:rel-column-width="8050*"/>
    </style:style>
    <style:style style:name="Table8.C" style:family="table-column">
      <style:table-column-properties style:column-width="4.6618in" style:rel-column-width="44118*"/>
    </style:style>
    <style:style style:name="Table8.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fe7f5"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5.0174in" style:rel-column-width="47481*"/>
    </style:style>
    <style:style style:name="Table9.B" style:family="table-column">
      <style:table-column-properties style:column-width="1.9076in" style:rel-column-width="18054*"/>
    </style:style>
    <style:style style:name="Table9.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fe7f5"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0.05pt solid #000000" fo:border-top="none" fo:border-bottom="0.05pt solid #000000"/>
    </style:style>
    <style:style style:name="Table9.A17" style:family="table-cell">
      <style:table-cell-properties fo:padding="0.0382in" fo:border-left="0.05pt solid #000000" fo:border-right="none" fo:border-top="none" fo:border-bottom="0.05pt solid #000000"/>
    </style:style>
    <style:style style:name="Table9.B17" style:family="table-cell">
      <style:table-cell-properties fo:padding="0.0382in" fo:border-left="0.05pt solid #000000" fo:border-right="0.05pt solid #000000" fo:border-top="none" fo:border-bottom="0.05pt solid #000000"/>
    </style:style>
    <style:style style:name="Table9.A18" style:family="table-cell">
      <style:table-cell-properties fo:padding="0.0382in" fo:border-left="0.05pt solid #000000" fo:border-right="none" fo:border-top="none" fo:border-bottom="0.05pt solid #000000"/>
    </style:style>
    <style:style style:name="Table9.B18" style:family="table-cell">
      <style:table-cell-properties fo:padding="0.0382in" fo:border-left="0.05pt solid #000000" fo:border-right="0.05pt solid #000000" fo:border-top="none" fo:border-bottom="0.05pt solid #000000"/>
    </style:style>
    <style:style style:name="Table9.A19" style:family="table-cell">
      <style:table-cell-properties fo:padding="0.0382in" fo:border-left="0.05pt solid #000000" fo:border-right="none" fo:border-top="none" fo:border-bottom="0.05pt solid #000000"/>
    </style:style>
    <style:style style:name="Table9.B19" style:family="table-cell">
      <style:table-cell-properties fo:padding="0.0382in" fo:border-left="0.05pt solid #000000" fo:border-right="0.05pt solid #000000" fo:border-top="none" fo:border-bottom="0.05pt solid #000000"/>
    </style:style>
    <style:style style:name="Table9.A20" style:family="table-cell">
      <style:table-cell-properties fo:padding="0.0382in" fo:border-left="0.05pt solid #000000" fo:border-right="none" fo:border-top="none" fo:border-bottom="0.05pt solid #000000"/>
    </style:style>
    <style:style style:name="Table9.B20" style:family="table-cell">
      <style:table-cell-properties fo:padding="0.0382in" fo:border-left="0.05pt solid #000000" fo:border-right="0.05pt solid #000000" fo:border-top="none" fo:border-bottom="0.05pt solid #000000"/>
    </style:style>
    <style:style style:name="Table9.A21" style:family="table-cell">
      <style:table-cell-properties fo:padding="0.0382in" fo:border-left="0.05pt solid #000000" fo:border-right="none" fo:border-top="none" fo:border-bottom="0.05pt solid #000000"/>
    </style:style>
    <style:style style:name="Table9.B21" style:family="table-cell">
      <style:table-cell-properties fo:padding="0.0382in" fo:border-left="0.05pt solid #000000" fo:border-right="0.05pt solid #000000" fo:border-top="none" fo:border-bottom="0.05pt solid #000000"/>
    </style:style>
    <style:style style:name="Table9.A22" style:family="table-cell">
      <style:table-cell-properties fo:padding="0.0382in" fo:border-left="0.05pt solid #000000" fo:border-right="none" fo:border-top="none" fo:border-bottom="0.05pt solid #000000"/>
    </style:style>
    <style:style style:name="Table9.B22" style:family="table-cell">
      <style:table-cell-properties fo:padding="0.0382in" fo:border-left="0.05pt solid #000000" fo:border-right="0.05pt solid #000000" fo:border-top="none" fo:border-bottom="0.05pt solid #000000"/>
    </style:style>
    <style:style style:name="Table9.A23" style:family="table-cell">
      <style:table-cell-properties fo:padding="0.0382in" fo:border-left="0.05pt solid #000000" fo:border-right="none" fo:border-top="none" fo:border-bottom="0.05pt solid #000000"/>
    </style:style>
    <style:style style:name="Table9.B23" style:family="table-cell">
      <style:table-cell-properties fo:padding="0.0382in" fo:border-left="0.05pt solid #000000" fo:border-right="0.05pt solid #000000" fo:border-top="none" fo:border-bottom="0.05pt solid #000000"/>
    </style:style>
    <style:style style:name="Table9.A24" style:family="table-cell">
      <style:table-cell-properties fo:padding="0.0382in" fo:border-left="0.05pt solid #000000" fo:border-right="none" fo:border-top="none" fo:border-bottom="0.05pt solid #000000"/>
    </style:style>
    <style:style style:name="Table9.B24" style:family="table-cell">
      <style:table-cell-properties fo:padding="0.0382in" fo:border-left="0.05pt solid #000000" fo:border-right="0.05pt solid #000000" fo:border-top="none" fo:border-bottom="0.05pt solid #000000"/>
    </style:style>
    <style:style style:name="Table9.A25" style:family="table-cell">
      <style:table-cell-properties fo:padding="0.0382in" fo:border-left="0.05pt solid #000000" fo:border-right="none" fo:border-top="none" fo:border-bottom="0.05pt solid #000000"/>
    </style:style>
    <style:style style:name="Table9.B25" style:family="table-cell">
      <style:table-cell-properties fo:padding="0.0382in" fo:border-left="0.05pt solid #000000" fo:border-right="0.05pt solid #000000" fo:border-top="none" fo:border-bottom="0.05pt solid #000000"/>
    </style:style>
    <style:style style:name="Table9.A26" style:family="table-cell">
      <style:table-cell-properties fo:padding="0.0382in" fo:border-left="0.05pt solid #000000" fo:border-right="none" fo:border-top="none" fo:border-bottom="0.05pt solid #000000"/>
    </style:style>
    <style:style style:name="Table9.B26" style:family="table-cell">
      <style:table-cell-properties fo:padding="0.0382in" fo:border-left="0.05pt solid #000000" fo:border-right="0.05pt solid #000000" fo:border-top="none" fo:border-bottom="0.05pt solid #000000"/>
    </style:style>
    <style:style style:name="Table9.A27" style:family="table-cell">
      <style:table-cell-properties fo:padding="0.0382in" fo:border-left="0.05pt solid #000000" fo:border-right="none" fo:border-top="none" fo:border-bottom="0.05pt solid #000000"/>
    </style:style>
    <style:style style:name="Table9.B27" style:family="table-cell">
      <style:table-cell-properties fo:padding="0.0382in" fo:border-left="0.05pt solid #000000" fo:border-right="0.05pt solid #000000" fo:border-top="none" fo:border-bottom="0.05pt solid #000000"/>
    </style:style>
    <style:style style:name="Table9.A28" style:family="table-cell">
      <style:table-cell-properties fo:padding="0.0382in" fo:border-left="0.05pt solid #000000" fo:border-right="none" fo:border-top="none" fo:border-bottom="0.05pt solid #000000"/>
    </style:style>
    <style:style style:name="Table9.B28" style:family="table-cell">
      <style:table-cell-properties fo:padding="0.0382in" fo:border-left="0.05pt solid #000000" fo:border-right="0.05pt solid #000000" fo:border-top="none" fo:border-bottom="0.05pt solid #000000"/>
    </style:style>
    <style:style style:name="Table9.A29" style:family="table-cell">
      <style:table-cell-properties fo:padding="0.0382in" fo:border-left="0.05pt solid #000000" fo:border-right="none" fo:border-top="none" fo:border-bottom="0.05pt solid #000000"/>
    </style:style>
    <style:style style:name="Table9.B29" style:family="table-cell">
      <style:table-cell-properties fo:padding="0.0382in" fo:border-left="0.05pt solid #000000" fo:border-right="0.05pt solid #000000" fo:border-top="none" fo:border-bottom="0.05pt solid #000000"/>
    </style:style>
    <style:style style:name="Table9.A30" style:family="table-cell">
      <style:table-cell-properties fo:padding="0.0382in" fo:border-left="0.05pt solid #000000" fo:border-right="none" fo:border-top="none" fo:border-bottom="0.05pt solid #000000"/>
    </style:style>
    <style:style style:name="Table9.B30" style:family="table-cell">
      <style:table-cell-properties fo:padding="0.0382in" fo:border-left="0.05pt solid #000000" fo:border-right="0.05pt solid #000000" fo:border-top="none" fo:border-bottom="0.05pt solid #000000"/>
    </style:style>
    <style:style style:name="Table9.A31" style:family="table-cell">
      <style:table-cell-properties fo:padding="0.0382in" fo:border-left="0.05pt solid #000000" fo:border-right="none" fo:border-top="none" fo:border-bottom="0.05pt solid #000000"/>
    </style:style>
    <style:style style:name="Table9.B31" style:family="table-cell">
      <style:table-cell-properties fo:padding="0.0382in" fo:border-left="0.05pt solid #000000" fo:border-right="0.05pt solid #000000" fo:border-top="none" fo:border-bottom="0.05pt solid #000000"/>
    </style:style>
    <style:style style:name="Table9.A32" style:family="table-cell">
      <style:table-cell-properties fo:padding="0.0382in" fo:border-left="0.05pt solid #000000" fo:border-right="none" fo:border-top="none" fo:border-bottom="0.05pt solid #000000"/>
    </style:style>
    <style:style style:name="Table9.B32" style:family="table-cell">
      <style:table-cell-properties fo:padding="0.0382in" fo:border-left="0.05pt solid #000000" fo:border-right="0.05pt solid #000000" fo:border-top="none" fo:border-bottom="0.05pt solid #000000"/>
    </style:style>
    <style:style style:name="Table9.A33" style:family="table-cell">
      <style:table-cell-properties fo:padding="0.0382in" fo:border-left="0.05pt solid #000000" fo:border-right="none" fo:border-top="none" fo:border-bottom="0.05pt solid #000000"/>
    </style:style>
    <style:style style:name="Table9.B33" style:family="table-cell">
      <style:table-cell-properties fo:padding="0.0382in" fo:border-left="0.05pt solid #000000" fo:border-right="0.05pt solid #000000" fo:border-top="none" fo:border-bottom="0.05pt solid #000000"/>
    </style:style>
    <style:style style:name="Table9.A34" style:family="table-cell">
      <style:table-cell-properties fo:padding="0.0382in" fo:border-left="0.05pt solid #000000" fo:border-right="none" fo:border-top="none" fo:border-bottom="0.05pt solid #000000"/>
    </style:style>
    <style:style style:name="Table9.B34" style:family="table-cell">
      <style:table-cell-properties fo:padding="0.0382in" fo:border-left="0.05pt solid #000000" fo:border-right="0.05pt solid #000000" fo:border-top="none" fo:border-bottom="0.05pt solid #000000"/>
    </style:style>
    <style:style style:name="Table9.A35" style:family="table-cell">
      <style:table-cell-properties fo:padding="0.0382in" fo:border-left="0.05pt solid #000000" fo:border-right="none" fo:border-top="none" fo:border-bottom="0.05pt solid #000000"/>
    </style:style>
    <style:style style:name="Table9.B35" style:family="table-cell">
      <style:table-cell-properties fo:padding="0.0382in" fo:border-left="0.05pt solid #000000" fo:border-right="0.05pt solid #000000" fo:border-top="none" fo:border-bottom="0.05pt solid #000000"/>
    </style:style>
    <style:style style:name="Table9.A36" style:family="table-cell">
      <style:table-cell-properties fo:padding="0.0382in" fo:border-left="0.05pt solid #000000" fo:border-right="none" fo:border-top="none" fo:border-bottom="0.05pt solid #000000"/>
    </style:style>
    <style:style style:name="Table9.B36" style:family="table-cell">
      <style:table-cell-properties fo:padding="0.0382in" fo:border-left="0.05pt solid #000000" fo:border-right="0.05pt solid #000000" fo:border-top="none" fo:border-bottom="0.05pt solid #000000"/>
    </style:style>
    <style:style style:name="Table10" style:family="table">
      <style:table-properties style:width="6.9229in" table:align="right"/>
    </style:style>
    <style:style style:name="Table10.A" style:family="table-column">
      <style:table-column-properties style:column-width="0.2979in"/>
    </style:style>
    <style:style style:name="Table10.B" style:family="table-column">
      <style:table-column-properties style:column-width="0.8688in"/>
    </style:style>
    <style:style style:name="Table10.C" style:family="table-column">
      <style:table-column-properties style:column-width="0.9035in"/>
    </style:style>
    <style:style style:name="Table10.D" style:family="table-column">
      <style:table-column-properties style:column-width="2.3944in"/>
    </style:style>
    <style:style style:name="Table10.E" style:family="table-column">
      <style:table-column-properties style:column-width="0.6667in"/>
    </style:style>
    <style:style style:name="Table10.F" style:family="table-column">
      <style:table-column-properties style:column-width="1.7917in"/>
    </style:style>
    <style:style style:name="Table10.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cfe7f5"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1" style:family="table" style:master-page-name="">
      <style:table-properties style:width="6.925in" style:page-number="auto" fo:break-before="auto" fo:break-after="auto" table:align="margins" fo:background-color="transparent" style:shadow="none" fo:keep-with-next="auto" style:may-break-between-rows="true" style:writing-mode="page">
        <style:background-image/>
      </style:table-properties>
    </style:style>
    <style:style style:name="Table11.A" style:family="table-column">
      <style:table-column-properties style:column-width="1.1667in" style:rel-column-width="1680*"/>
    </style:style>
    <style:style style:name="Table11.B" style:family="table-column">
      <style:table-column-properties style:column-width="3.7458in" style:rel-column-width="5394*"/>
    </style:style>
    <style:style style:name="Table11.C" style:family="table-column">
      <style:table-column-properties style:column-width="2.0125in" style:rel-column-width="2898*"/>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cfe7f5" fo:padding="0.0382in" fo:border-left="0.05pt solid #000000" fo:border-right="none" fo:border-top="0.05pt solid #000000" fo:border-bottom="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2" style:family="table">
      <style:table-properties style:width="6.9229in" table:align="right" style:writing-mode="lr-tb"/>
    </style:style>
    <style:style style:name="Table12.A" style:family="table-column">
      <style:table-column-properties style:column-width="1.7104in"/>
    </style:style>
    <style:style style:name="Table12.B" style:family="table-column">
      <style:table-column-properties style:column-width="5.2125in"/>
    </style:style>
    <style:style style:name="Table12.1" style:family="table-row">
      <style:table-row-properties style:min-row-height="0.0917in" fo:keep-together="auto"/>
    </style:style>
    <style:style style:name="Table12.A1" style:family="table-cell">
      <style:table-cell-properties fo:padding-left="0.075in" fo:padding-right="0.075in" fo:padding-top="0in" fo:padding-bottom="0in" fo:border="0.05pt solid #000000"/>
    </style:style>
    <style:style style:name="Table12.A2" style:family="table-cell">
      <style:table-cell-properties fo:padding-left="0.075in" fo:padding-right="0.075in" fo:padding-top="0in" fo:padding-bottom="0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125in" style:rel-column-width="13367*"/>
    </style:style>
    <style:style style:name="Table13.B" style:family="table-column">
      <style:table-column-properties style:column-width="0.8507in" style:rel-column-width="8050*"/>
    </style:style>
    <style:style style:name="Table13.C" style:family="table-column">
      <style:table-column-properties style:column-width="4.6618in" style:rel-column-width="44118*"/>
    </style:style>
    <style:style style:name="Table1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cfe7f5"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4125in" style:rel-column-width="13367*"/>
    </style:style>
    <style:style style:name="Table14.B" style:family="table-column">
      <style:table-column-properties style:column-width="0.8507in" style:rel-column-width="8050*"/>
    </style:style>
    <style:style style:name="Table14.C" style:family="table-column">
      <style:table-column-properties style:column-width="4.6618in" style:rel-column-width="44118*"/>
    </style:style>
    <style:style style:name="Table1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cfe7f5"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4125in" style:rel-column-width="13367*"/>
    </style:style>
    <style:style style:name="Table15.B" style:family="table-column">
      <style:table-column-properties style:column-width="0.8507in" style:rel-column-width="8050*"/>
    </style:style>
    <style:style style:name="Table15.C" style:family="table-column">
      <style:table-column-properties style:column-width="4.6618in" style:rel-column-width="44118*"/>
    </style:style>
    <style:style style:name="Table15.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cfe7f5"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Verdana" fo:font-size="8pt" officeooo:paragraph-rsid="00054e21" style:font-size-asian="8pt" style:font-size-complex="8pt"/>
    </style:style>
    <style:style style:name="P2" style:family="paragraph" style:parent-style-name="Table_20_Contents">
      <style:text-properties style:font-name="Verdana" fo:font-size="8pt" officeooo:paragraph-rsid="000731d8" style:font-size-asian="8pt" style:font-size-complex="8pt"/>
    </style:style>
    <style:style style:name="P3" style:family="paragraph" style:parent-style-name="Table_20_Contents">
      <style:text-properties style:font-name="Verdana" fo:font-size="8pt" officeooo:rsid="000262af" style:font-size-asian="8pt" style:font-size-complex="8pt"/>
    </style:style>
    <style:style style:name="P4" style:family="paragraph" style:parent-style-name="Table_20_Contents">
      <style:text-properties style:font-name="Verdana" fo:font-size="8pt" officeooo:rsid="000262af" officeooo:paragraph-rsid="000262af" style:font-size-asian="8pt" style:font-size-complex="8pt"/>
    </style:style>
    <style:style style:name="P5" style:family="paragraph" style:parent-style-name="Table_20_Contents">
      <style:text-properties style:font-name="Verdana" fo:font-size="8pt" officeooo:rsid="000262af" officeooo:paragraph-rsid="000731d8" style:font-size-asian="8pt" style:font-size-complex="8pt"/>
    </style:style>
    <style:style style:name="P6" style:family="paragraph" style:parent-style-name="Table_20_Contents">
      <style:text-properties style:font-name="Verdana" fo:font-size="8pt" officeooo:rsid="0003d6c8" officeooo:paragraph-rsid="0003d6c8" style:font-size-asian="8pt" style:font-size-complex="8pt"/>
    </style:style>
    <style:style style:name="P7" style:family="paragraph" style:parent-style-name="Table_20_Contents">
      <style:text-properties style:font-name="Verdana" fo:font-size="8pt" officeooo:rsid="0003d6c8" officeooo:paragraph-rsid="000731d8" style:font-size-asian="8pt" style:font-size-complex="8pt"/>
    </style:style>
    <style:style style:name="P8" style:family="paragraph" style:parent-style-name="Table_20_Contents">
      <style:text-properties style:font-name="Verdana" fo:font-size="8pt" officeooo:rsid="00054e21" officeooo:paragraph-rsid="00054e21" style:font-size-asian="8pt" style:font-size-complex="8pt"/>
    </style:style>
    <style:style style:name="P9" style:family="paragraph" style:parent-style-name="Table_20_Contents">
      <style:text-properties style:font-name="Verdana" fo:font-size="8pt" officeooo:rsid="00054e21" officeooo:paragraph-rsid="000731d8" style:font-size-asian="8pt" style:font-size-complex="8pt"/>
    </style:style>
    <style:style style:name="P10" style:family="paragraph" style:parent-style-name="Table_20_Contents">
      <style:text-properties style:font-name="Verdana" fo:font-size="8pt" officeooo:rsid="000731d8" officeooo:paragraph-rsid="000731d8" style:font-size-asian="8pt" style:font-size-complex="8pt"/>
    </style:style>
    <style:style style:name="P11" style:family="paragraph" style:parent-style-name="Table_20_Contents">
      <style:paragraph-properties fo:text-align="center" style:justify-single-word="false"/>
      <style:text-properties style:font-name="Verdana" fo:font-size="8pt" fo:font-weight="bold" officeooo:rsid="000731d8" officeooo:paragraph-rsid="000731d8"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Verdana" fo:font-size="8pt" fo:font-weight="bold" officeooo:rsid="000262af" officeooo:paragraph-rsid="000731d8" style:font-size-asian="8pt" style:font-weight-asian="bold" style:font-size-complex="8pt" style:font-weight-complex="bold"/>
    </style:style>
    <style:style style:name="P13" style:family="paragraph" style:parent-style-name="Standard">
      <style:paragraph-properties fo:background-color="#000000">
        <style:background-image/>
      </style:paragraph-properties>
      <style:text-properties style:font-name="Verdana" fo:font-size="10pt" officeooo:paragraph-rsid="0007a4a4" style:font-size-asian="10pt" style:font-size-complex="10pt"/>
    </style:style>
    <style:style style:name="P14" style:family="paragraph" style:parent-style-name="Standard">
      <style:paragraph-properties fo:background-color="#000000">
        <style:background-image/>
      </style:paragraph-properties>
      <style:text-properties style:font-name="Verdana" fo:font-size="10pt" officeooo:rsid="000262af" officeooo:paragraph-rsid="000262af" style:font-size-asian="10pt" style:font-size-complex="10pt"/>
    </style:style>
    <style:style style:name="P15" style:family="paragraph" style:parent-style-name="Standard">
      <style:paragraph-properties fo:background-color="#000000">
        <style:background-image/>
      </style:paragraph-properties>
      <style:text-properties style:font-name="Verdana" fo:font-size="6pt" officeooo:rsid="000262af" officeooo:paragraph-rsid="000262af" style:font-size-asian="5.25pt" style:font-size-complex="6pt"/>
    </style:style>
    <style:style style:name="P16" style:family="paragraph" style:parent-style-name="Standard">
      <style:paragraph-properties fo:background-color="#000000">
        <style:background-image/>
      </style:paragraph-properties>
      <style:text-properties style:font-name="Verdana" fo:font-size="6pt" officeooo:rsid="000262af" officeooo:paragraph-rsid="0007a4a4" style:font-size-asian="5.25pt" style:font-size-complex="6pt"/>
    </style:style>
    <style:style style:name="P17" style:family="paragraph" style:parent-style-name="Standard">
      <style:paragraph-properties fo:background-color="transparent">
        <style:background-image/>
      </style:paragraph-properties>
      <style:text-properties style:font-name="Verdana" fo:font-size="10pt" officeooo:paragraph-rsid="000262af" style:font-size-asian="8.75pt" style:font-size-complex="10pt"/>
    </style:style>
    <style:style style:name="P18" style:family="paragraph" style:parent-style-name="Standard">
      <style:paragraph-properties fo:background-color="transparent">
        <style:background-image/>
      </style:paragraph-properties>
      <style:text-properties style:font-name="Verdana" fo:font-size="10pt" officeooo:paragraph-rsid="000731d8" style:font-size-asian="8.75pt" style:font-size-complex="10pt"/>
    </style:style>
    <style:style style:name="P19" style:family="paragraph" style:parent-style-name="Standard">
      <style:paragraph-properties fo:background-color="transparent">
        <style:background-image/>
      </style:paragraph-properties>
      <style:text-properties style:font-name="Verdana" fo:font-size="10pt" officeooo:rsid="000262af" officeooo:paragraph-rsid="000262af" style:font-size-asian="10pt" style:font-size-complex="10pt"/>
    </style:style>
    <style:style style:name="P20" style:family="paragraph" style:parent-style-name="Standard">
      <style:paragraph-properties fo:background-color="transparent">
        <style:background-image/>
      </style:paragraph-properties>
      <style:text-properties style:font-name="Verdana" fo:font-size="10pt" fo:font-weight="normal" officeooo:rsid="000262af" officeooo:paragraph-rsid="000262af" style:font-size-asian="8.75pt" style:font-weight-asian="normal" style:font-size-complex="10pt" style:font-weight-complex="normal"/>
    </style:style>
    <style:style style:name="P21" style:family="paragraph" style:parent-style-name="Standard">
      <style:paragraph-properties fo:background-color="transparent">
        <style:background-image/>
      </style:paragraph-properties>
      <style:text-properties style:font-name="Verdana" fo:font-size="9pt" officeooo:paragraph-rsid="000262af" style:font-size-asian="9pt" style:font-size-complex="9pt"/>
    </style:style>
    <style:style style:name="P22" style:family="paragraph" style:parent-style-name="Standard">
      <style:paragraph-properties fo:background-color="transparent">
        <style:background-image/>
      </style:paragraph-properties>
      <style:text-properties style:font-name="Verdana" fo:font-size="9pt" officeooo:rsid="000262af" officeooo:paragraph-rsid="000262af" style:font-size-asian="9pt" style:font-size-complex="9pt"/>
    </style:style>
    <style:style style:name="P23" style:family="paragraph" style:parent-style-name="Standard">
      <style:paragraph-properties fo:background-color="transparent">
        <style:background-image/>
      </style:paragraph-properties>
      <style:text-properties style:font-name="Verdana" fo:font-size="9pt" officeooo:paragraph-rsid="000731d8" style:font-size-asian="7.84999990463257pt" style:font-size-complex="9pt"/>
    </style:style>
    <style:style style:name="P24" style:family="paragraph" style:parent-style-name="Standard">
      <style:paragraph-properties fo:background-color="transparent">
        <style:background-image/>
      </style:paragraph-properties>
      <style:text-properties style:font-name="Verdana" fo:font-size="9pt" fo:font-weight="normal" officeooo:rsid="000262af" officeooo:paragraph-rsid="000262af" style:font-size-asian="9pt" style:font-weight-asian="normal" style:font-size-complex="9pt" style:font-weight-complex="normal"/>
    </style:style>
    <style:style style:name="P25" style:family="paragraph" style:parent-style-name="Standard">
      <style:paragraph-properties fo:background-color="transparent">
        <style:background-image/>
      </style:paragraph-properties>
      <style:text-properties style:font-name="Verdana" fo:font-size="9pt" fo:font-weight="normal" officeooo:rsid="0003d6c8" officeooo:paragraph-rsid="0003d6c8" style:font-size-asian="9pt" style:font-weight-asian="normal" style:font-size-complex="9pt" style:font-weight-complex="normal"/>
    </style:style>
    <style:style style:name="P26" style:family="paragraph" style:parent-style-name="Standard">
      <style:paragraph-properties fo:background-color="transparent">
        <style:background-image/>
      </style:paragraph-properties>
      <style:text-properties style:font-name="Verdana" fo:font-size="9pt" fo:font-weight="normal" officeooo:rsid="0003d6c8" officeooo:paragraph-rsid="000731d8" style:font-size-asian="9pt" style:font-weight-asian="normal" style:font-size-complex="9pt" style:font-weight-complex="normal"/>
    </style:style>
    <style:style style:name="P27" style:family="paragraph" style:parent-style-name="Standard">
      <style:paragraph-properties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28" style:family="paragraph" style:parent-style-name="Standard">
      <style:paragraph-properties fo:background-color="transparent">
        <style:background-image/>
      </style:paragraph-properties>
      <style:text-properties style:font-name="Verdana" fo:font-size="9pt" fo:font-weight="normal" officeooo:rsid="00054e21" officeooo:paragraph-rsid="000731d8" style:font-size-asian="7.84999990463257pt" style:font-weight-asian="normal" style:font-size-complex="9pt" style:font-weight-complex="normal"/>
    </style:style>
    <style:style style:name="P29"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30"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31"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0731d8" style:font-size-asian="7.84999990463257pt" style:font-style-asian="normal" style:font-weight-asian="normal" style:font-size-complex="9pt" style:font-style-complex="normal" style:font-weight-complex="normal"/>
    </style:style>
    <style:style style:name="P32" style:family="paragraph" style:parent-style-name="Standard">
      <style:paragraph-properties fo:background-color="transparent">
        <style:background-image/>
      </style:paragraph-properties>
      <style:text-properties style:font-name="Verdana" fo:font-size="9pt" fo:font-style="normal" fo:font-weight="normal" officeooo:rsid="0007a4a4" officeooo:paragraph-rsid="0007a4a4" style:font-size-asian="7.84999990463257pt" style:font-style-asian="normal" style:font-weight-asian="normal" style:font-size-complex="9pt" style:font-style-complex="normal" style:font-weight-complex="normal"/>
    </style:style>
    <style:style style:name="P33" style:family="paragraph" style:parent-style-name="Standard">
      <style:paragraph-properties fo:background-color="transparent">
        <style:background-image/>
      </style:paragraph-properties>
      <style:text-properties style:font-name="Verdana" fo:font-size="8pt" officeooo:rsid="000262af" officeooo:paragraph-rsid="000262af" style:font-size-asian="8pt" style:font-size-complex="8pt"/>
    </style:style>
    <style:style style:name="P34" style:family="paragraph" style:parent-style-name="Standard">
      <style:paragraph-properties fo:background-color="transparent">
        <style:background-image/>
      </style:paragraph-properties>
      <style:text-properties style:font-name="Verdana" fo:font-size="8pt" officeooo:rsid="000262af" officeooo:paragraph-rsid="0007a4a4" style:font-size-asian="8pt" style:font-size-complex="8pt"/>
    </style:style>
    <style:style style:name="P35" style:family="paragraph" style:parent-style-name="Standard">
      <style:paragraph-properties fo:background-color="transparent">
        <style:background-image/>
      </style:paragraph-properties>
      <style:text-properties style:font-name="Verdana" fo:font-size="8pt" fo:font-weight="normal" officeooo:rsid="000262af" officeooo:paragraph-rsid="000731d8" style:font-size-asian="8pt" style:font-weight-asian="normal" style:font-size-complex="8pt" style:font-weight-complex="normal"/>
    </style:style>
    <style:style style:name="P36" style:family="paragraph" style:parent-style-name="Standard">
      <style:paragraph-properties fo:background-color="transparent">
        <style:background-image/>
      </style:paragraph-properties>
      <style:text-properties style:font-name="Verdana" fo:font-size="8pt" fo:font-weight="normal" officeooo:rsid="00054e21" officeooo:paragraph-rsid="00054e21" style:font-size-asian="8pt" style:font-weight-asian="normal" style:font-size-complex="8pt" style:font-weight-complex="normal"/>
    </style:style>
    <style:style style:name="P37" style:family="paragraph" style:parent-style-name="Standard">
      <style:paragraph-properties fo:background-color="transparent">
        <style:background-image/>
      </style:paragraph-properties>
      <style:text-properties style:font-name="Verdana" fo:font-size="8pt" fo:font-weight="normal" officeooo:rsid="00054e21" officeooo:paragraph-rsid="000731d8" style:font-size-asian="8pt" style:font-weight-asian="normal" style:font-size-complex="8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style:font-name="Verdana" fo:font-size="8pt" fo:font-weight="bold" officeooo:rsid="0007a4a4" officeooo:paragraph-rsid="0007a4a4" style:font-size-asian="8pt" style:font-weight-asian="bold" style:font-size-complex="8pt" style:font-weight-complex="bold"/>
    </style:style>
    <style:style style:name="P39" style:family="paragraph" style:parent-style-name="Standard">
      <style:paragraph-properties fo:background-color="transparent">
        <style:background-image/>
      </style:paragraph-properties>
      <style:text-properties style:font-name="Verdana" fo:font-size="8pt" fo:font-style="normal" fo:font-weight="normal" officeooo:rsid="0007a4a4" officeooo:paragraph-rsid="0007a4a4" style:font-size-asian="8pt" style:font-style-asian="normal" style:font-weight-asian="normal" style:font-size-complex="8pt" style:font-style-complex="normal" style:font-weight-complex="normal"/>
    </style:style>
    <style:style style:name="P40" style:family="paragraph" style:parent-style-name="Standard">
      <style:paragraph-properties fo:background-color="transparent">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41" style:family="paragraph" style:parent-style-name="Standard">
      <style:paragraph-properties fo:background-color="transparent">
        <style:background-image/>
      </style:paragraph-properties>
      <style:text-properties style:font-name="Courier" fo:font-size="8pt" fo:font-weight="bold" officeooo:rsid="000262af" officeooo:paragraph-rsid="000731d8" style:font-size-asian="8pt" style:font-weight-asian="bold" style:font-size-complex="8pt" style:font-weight-complex="bold"/>
    </style:style>
    <style:style style:name="P42" style:family="paragraph" style:parent-style-name="Standard">
      <style:paragraph-properties fo:background-color="transparent">
        <style:background-image/>
      </style:paragraph-properties>
      <style:text-properties style:font-name="Courier" fo:font-size="8pt" fo:font-weight="normal" officeooo:rsid="00054e21" officeooo:paragraph-rsid="00054e21" style:font-size-asian="8pt" style:font-weight-asian="normal" style:font-size-complex="8pt" style:font-weight-complex="normal"/>
    </style:style>
    <style:style style:name="P43" style:family="paragraph" style:parent-style-name="Standard">
      <style:paragraph-properties fo:background-color="transparent">
        <style:background-image/>
      </style:paragraph-properties>
      <style:text-properties style:font-name="Courier" fo:font-size="8pt" fo:font-weight="normal" officeooo:rsid="00054e21" officeooo:paragraph-rsid="000731d8" style:font-size-asian="8pt" style:font-weight-asian="normal" style:font-size-complex="8pt" style:font-weight-complex="normal"/>
    </style:style>
    <style:style style:name="P44" style:family="paragraph" style:parent-style-name="Standard">
      <style:paragraph-properties fo:break-before="page" fo:background-color="#000000">
        <style:background-image/>
      </style:paragraph-properties>
      <style:text-properties style:font-name="Verdana" fo:font-size="6pt" officeooo:rsid="000262af" officeooo:paragraph-rsid="0007a4a4" style:font-size-asian="5.25pt" style:font-size-complex="6pt"/>
    </style:style>
    <style:style style:name="P45"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officeooo:paragraph-rsid="00054e21" style:font-size-asian="7.84999990463257pt" style:font-size-complex="9pt"/>
    </style:style>
    <style:style style:name="P46"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47"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48"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49" style:family="paragraph" style:parent-style-name="Table_20_Contents">
      <style:paragraph-properties fo:text-align="center" style:justify-single-word="false"/>
      <style:text-properties style:font-name="Verdana" fo:font-size="8pt" fo:font-weight="bold" officeooo:rsid="000262af" officeooo:paragraph-rsid="000d029f" style:font-size-asian="8pt" style:font-weight-asian="bold" style:font-size-complex="8pt" style:font-weight-complex="bold"/>
    </style:style>
    <style:style style:name="P50" style:family="paragraph" style:parent-style-name="Table_20_Contents">
      <style:paragraph-properties fo:text-align="center" style:justify-single-word="false"/>
      <style:text-properties style:font-name="Verdana" fo:font-size="8pt" fo:font-weight="bold" officeooo:rsid="000731d8" officeooo:paragraph-rsid="0012d32a" style:font-size-asian="8pt" style:font-weight-asian="bold" style:font-size-complex="8pt" style:font-weight-complex="bold"/>
    </style:style>
    <style:style style:name="P51" style:family="paragraph" style:parent-style-name="Table_20_Contents">
      <style:text-properties style:font-name="Verdana" fo:font-size="8pt" officeooo:rsid="000262af" officeooo:paragraph-rsid="000d029f" style:font-size-asian="8pt" style:font-size-complex="8pt"/>
    </style:style>
    <style:style style:name="P52" style:family="paragraph" style:parent-style-name="Table_20_Contents">
      <style:text-properties style:font-name="Verdana" fo:font-size="8pt" officeooo:rsid="00054e21" officeooo:paragraph-rsid="0012d32a" style:font-size-asian="8pt" style:font-size-complex="8pt"/>
    </style:style>
    <style:style style:name="P53" style:family="paragraph" style:parent-style-name="Table_20_Contents">
      <style:text-properties style:font-name="Verdana" fo:font-size="8pt" officeooo:rsid="000731d8" officeooo:paragraph-rsid="0012d32a" style:font-size-asian="8pt" style:font-size-complex="8pt"/>
    </style:style>
    <style:style style:name="P54" style:family="paragraph" style:parent-style-name="Table_20_Contents">
      <style:text-properties style:font-name="Verdana" fo:font-size="8pt" officeooo:paragraph-rsid="0012d32a" style:font-size-asian="8pt" style:font-size-complex="8pt"/>
    </style:style>
    <style:style style:name="P55" style:family="paragraph" style:parent-style-name="Table_20_Contents">
      <style:text-properties style:font-name="Verdana" fo:font-size="8pt" officeooo:paragraph-rsid="000ea9fb" style:font-size-asian="8pt" style:font-size-complex="8pt"/>
    </style:style>
    <style:style style:name="P56" style:family="paragraph" style:parent-style-name="Table_20_Contents">
      <style:text-properties style:font-name="Verdana" fo:font-size="8pt" officeooo:paragraph-rsid="0012d32a" style:font-size-asian="8pt" style:font-size-complex="8pt"/>
    </style:style>
    <style:style style:name="P57"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style:font-name="Verdana" fo:font-size="8pt" fo:font-weight="bold" officeooo:paragraph-rsid="000ea9fb" style:font-size-asian="8pt" style:font-weight-asian="bold" style:font-size-complex="8pt" style:font-weight-complex="bold"/>
    </style:style>
    <style:style style:name="P59" style:family="paragraph" style:parent-style-name="Table_20_Contents">
      <style:paragraph-properties fo:margin-left="0.4925in" fo:margin-right="0in" fo:text-indent="0in" style:auto-text-indent="false"/>
      <style:text-properties style:font-name="Verdana" fo:font-size="8pt" officeooo:rsid="000262af" officeooo:paragraph-rsid="000d029f" style:font-size-asian="8pt" style:font-size-complex="8pt"/>
    </style:style>
    <style:style style:name="P60" style:family="paragraph" style:parent-style-name="Table_20_Contents">
      <style:paragraph-properties fo:margin-left="0in" fo:margin-right="0in" fo:text-indent="0in" style:auto-text-indent="false"/>
      <style:text-properties style:font-name="Verdana" fo:font-size="8pt" officeooo:rsid="000262af" officeooo:paragraph-rsid="000d029f" style:font-size-asian="8pt" style:font-size-complex="8pt"/>
    </style:style>
    <style:style style:name="P61" style:family="paragraph" style:parent-style-name="Table_20_Contents" style:master-page-name="">
      <style:paragraph-properties fo:text-align="center" style:justify-single-word="false" style:page-number="auto" fo:background-color="transparent">
        <style:background-image/>
      </style:paragraph-properties>
      <style:text-properties style:font-name="Verdana" fo:font-size="8pt" fo:font-weight="bold" officeooo:rsid="000262af" officeooo:paragraph-rsid="000d029f" style:font-size-asian="8pt" style:font-weight-asian="bold" style:font-size-complex="8pt" style:font-weight-complex="bold"/>
    </style:style>
    <style:style style:name="P62" style:family="paragraph" style:parent-style-name="Standard">
      <style:paragraph-properties fo:background-color="transparent">
        <style:background-image/>
      </style:paragraph-properties>
      <style:text-properties style:font-name="Verdana" fo:font-size="10pt" officeooo:paragraph-rsid="000d029f" style:font-size-asian="8.75pt" style:font-size-complex="10pt"/>
    </style:style>
    <style:style style:name="P63" style:family="paragraph" style:parent-style-name="Standard">
      <style:paragraph-properties fo:background-color="transparent">
        <style:background-image/>
      </style:paragraph-properties>
      <style:text-properties style:font-name="Verdana" fo:font-size="8pt" fo:font-weight="normal" officeooo:rsid="000262af" officeooo:paragraph-rsid="000262af" style:font-size-asian="8pt" style:font-weight-asian="normal" style:font-size-complex="8pt" style:font-weight-complex="normal"/>
    </style:style>
    <style:style style:name="P64" style:family="paragraph" style:parent-style-name="Standard">
      <style:paragraph-properties fo:background-color="transparent">
        <style:background-image/>
      </style:paragraph-properties>
      <style:text-properties style:font-name="Verdana" fo:font-size="8pt" fo:font-weight="normal" officeooo:rsid="00054e21" officeooo:paragraph-rsid="000d029f" style:font-size-asian="8pt" style:font-weight-asian="normal" style:font-size-complex="8pt" style:font-weight-complex="normal"/>
    </style:style>
    <style:style style:name="P65" style:family="paragraph" style:parent-style-name="Standard">
      <style:paragraph-properties fo:background-color="transparent">
        <style:background-image/>
      </style:paragraph-properties>
      <style:text-properties style:font-name="Verdana" fo:font-size="8pt" fo:font-weight="normal" officeooo:rsid="00054e21" officeooo:paragraph-rsid="00111e52" style:font-size-asian="8pt" style:font-weight-asian="normal" style:font-size-complex="8pt" style:font-weight-complex="normal"/>
    </style:style>
    <style:style style:name="P66" style:family="paragraph" style:parent-style-name="Standard">
      <style:paragraph-properties fo:background-color="transparent">
        <style:background-image/>
      </style:paragraph-properties>
      <style:text-properties style:font-name="Verdana" fo:font-size="8pt" fo:font-weight="normal" officeooo:rsid="00054e21" officeooo:paragraph-rsid="0012d32a" style:font-size-asian="8pt" style:font-weight-asian="normal" style:font-size-complex="8pt" style:font-weight-complex="normal"/>
    </style:style>
    <style:style style:name="P67" style:family="paragraph" style:parent-style-name="Standard">
      <style:paragraph-properties fo:background-color="transparent">
        <style:background-image/>
      </style:paragraph-properties>
      <style:text-properties style:font-name="Verdana" fo:font-size="8pt" fo:font-weight="bold" officeooo:rsid="00054e21" officeooo:paragraph-rsid="000ea9fb" style:font-size-asian="8pt" style:font-weight-asian="bold" style:font-size-complex="8pt" style:font-weight-complex="bold"/>
    </style:style>
    <style:style style:name="P68"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12d32a"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12d32a"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background-color="transparent">
        <style:background-image/>
      </style:paragraph-properties>
      <style:text-properties style:font-name="Verdana" fo:font-size="9pt" fo:font-style="normal" fo:font-weight="bold" officeooo:rsid="00054e21" officeooo:paragraph-rsid="0012d32a" style:font-size-asian="7.84999990463257pt" style:font-style-asian="normal" style:font-weight-asian="bold" style:font-size-complex="9pt" style:font-style-complex="normal" style:font-weight-complex="bold"/>
    </style:style>
    <style:style style:name="P72" style:family="paragraph" style:parent-style-name="Standard">
      <style:paragraph-properties fo:background-color="transparent">
        <style:background-image/>
      </style:paragraph-properties>
      <style:text-properties style:font-name="Verdana" fo:font-size="9pt" fo:font-weight="normal" officeooo:rsid="0003d6c8" officeooo:paragraph-rsid="000d029f" style:font-size-asian="9pt" style:font-weight-asian="normal" style:font-size-complex="9pt" style:font-weight-complex="normal"/>
    </style:style>
    <style:style style:name="P73" style:family="paragraph" style:parent-style-name="Standard">
      <style:paragraph-properties fo:background-color="transparent">
        <style:background-image/>
      </style:paragraph-properties>
      <style:text-properties style:font-name="Verdana" fo:font-size="9pt" fo:font-weight="normal" officeooo:rsid="0003d6c8" officeooo:paragraph-rsid="0012d32a" style:font-size-asian="9pt" style:font-weight-asian="normal" style:font-size-complex="9pt" style:font-weight-complex="normal"/>
    </style:style>
    <style:style style:name="P74" style:family="paragraph" style:parent-style-name="Standard">
      <style:paragraph-properties fo:background-color="transparent">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75" style:family="paragraph" style:parent-style-name="Standard">
      <style:paragraph-properties fo:background-color="transparent">
        <style:background-image/>
      </style:paragraph-properties>
      <style:text-properties style:font-name="Courier" fo:font-size="8pt" fo:font-weight="bold" officeooo:rsid="000262af" officeooo:paragraph-rsid="000d029f" style:font-size-asian="8pt" style:font-weight-asian="bold" style:font-size-complex="8pt" style:font-weight-complex="bold"/>
    </style:style>
    <style:style style:name="P76" style:family="paragraph" style:parent-style-name="Standard">
      <style:paragraph-properties fo:background-color="transparent">
        <style:background-image/>
      </style:paragraph-properties>
      <style:text-properties style:font-name="Courier" fo:font-size="8pt" fo:font-weight="normal" officeooo:rsid="00054e21" officeooo:paragraph-rsid="000d029f" style:font-size-asian="8pt" style:font-weight-asian="normal" style:font-size-complex="8pt" style:font-weight-complex="normal"/>
    </style:style>
    <style:style style:name="P77" style:family="paragraph" style:parent-style-name="Standard">
      <style:paragraph-properties fo:background-color="transparent">
        <style:background-image/>
      </style:paragraph-properties>
      <style:text-properties style:font-name="Courier New" fo:font-size="8pt" fo:font-weight="normal" officeooo:rsid="00054e21" officeooo:paragraph-rsid="000d029f" style:font-size-asian="8pt" style:font-weight-asian="normal" style:font-size-complex="8pt" style:font-weight-complex="normal"/>
    </style:style>
    <style:style style:name="P78" style:family="paragraph" style:parent-style-name="Standard">
      <style:paragraph-properties fo:background-color="transparent">
        <style:background-image/>
      </style:paragraph-properties>
      <style:text-properties style:font-name="Courier New" fo:font-size="8pt" fo:font-weight="normal" officeooo:rsid="00054e21" officeooo:paragraph-rsid="000731d8" style:font-size-asian="8pt" style:font-weight-asian="normal" style:font-size-complex="8pt" style:font-weight-complex="normal"/>
    </style:style>
    <style:style style:name="P79" style:family="paragraph" style:parent-style-name="Standard">
      <style:paragraph-properties fo:background-color="transparent">
        <style:background-image/>
      </style:paragraph-properties>
      <style:text-properties style:font-name="Courier New" fo:font-size="8pt" fo:font-weight="normal" officeooo:rsid="00054e21" officeooo:paragraph-rsid="00054e21" style:font-size-asian="8pt" style:font-weight-asian="normal" style:font-size-complex="8pt" style:font-weight-complex="normal"/>
    </style:style>
    <style:style style:name="P80" style:family="paragraph" style:parent-style-name="Standard">
      <style:paragraph-properties fo:background-color="transparent">
        <style:background-image/>
      </style:paragraph-properties>
      <style:text-properties style:font-name="Courier New" fo:font-size="8pt" fo:font-weight="normal" officeooo:rsid="0003d6c8" officeooo:paragraph-rsid="000d029f" style:font-size-asian="8pt" style:font-weight-asian="normal" style:font-size-complex="8pt" style:font-weight-complex="normal"/>
    </style:style>
    <style:style style:name="P81" style:family="paragraph" style:parent-style-name="Standard">
      <style:paragraph-properties fo:background-color="transparent">
        <style:background-image/>
      </style:paragraph-properties>
      <style:text-properties style:font-name="Courier New" fo:font-size="8pt" fo:font-weight="normal" officeooo:rsid="0003d6c8" officeooo:paragraph-rsid="000731d8" style:font-size-asian="8pt" style:font-weight-asian="normal" style:font-size-complex="8pt" style:font-weight-complex="normal"/>
    </style:style>
    <style:style style:name="P82" style:family="paragraph" style:parent-style-name="Standard">
      <style:paragraph-properties fo:background-color="transparent">
        <style:background-image/>
      </style:paragraph-properties>
      <style:text-properties style:font-name="Courier New" fo:font-size="8pt" fo:font-weight="normal" officeooo:rsid="0003d6c8" officeooo:paragraph-rsid="00054e21" style:font-size-asian="8pt" style:font-weight-asian="normal" style:font-size-complex="8pt" style:font-weight-complex="normal"/>
    </style:style>
    <style:style style:name="P83" style:family="paragraph" style:parent-style-name="Standard">
      <style:paragraph-properties fo:background-color="transparent">
        <style:background-image/>
      </style:paragraph-properties>
      <style:text-properties style:font-name="Courier New" fo:font-size="8pt" fo:font-weight="normal" officeooo:rsid="0003d6c8" officeooo:paragraph-rsid="0003d6c8" style:font-size-asian="8pt" style:font-weight-asian="normal" style:font-size-complex="8pt" style:font-weight-complex="normal"/>
    </style:style>
    <style:style style:name="P84" style:family="paragraph" style:parent-style-name="Standard">
      <style:paragraph-properties fo:background-color="transparent">
        <style:background-image/>
      </style:paragraph-properties>
      <style:text-properties style:font-name="Courier New" fo:font-size="8pt" officeooo:paragraph-rsid="000d029f" style:font-size-asian="8pt" style:font-size-complex="8pt"/>
    </style:style>
    <style:style style:name="P85" style:family="paragraph" style:parent-style-name="Standard">
      <style:paragraph-properties fo:background-color="transparent">
        <style:background-image/>
      </style:paragraph-properties>
      <style:text-properties style:font-name="Courier New" fo:font-size="8pt" officeooo:paragraph-rsid="000731d8" style:font-size-asian="8pt" style:font-size-complex="8pt"/>
    </style:style>
    <style:style style:name="P86" style:family="paragraph" style:parent-style-name="Standard">
      <style:paragraph-properties fo:background-color="transparent">
        <style:background-image/>
      </style:paragraph-properties>
      <style:text-properties style:font-name="Courier New" fo:font-size="8pt" officeooo:paragraph-rsid="00054e21" style:font-size-asian="8pt" style:font-size-complex="8pt"/>
    </style:style>
    <style:style style:name="P87" style:family="paragraph" style:parent-style-name="Standard" style:list-style-name="">
      <style:paragraph-properties fo:background-color="transparent" style:text-autospace="none">
        <style:background-image/>
      </style:paragraph-properties>
      <style:text-properties style:font-name="Courier New" fo:font-size="8pt" officeooo:paragraph-rsid="0012d32a" style:font-size-asian="8pt" style:font-size-complex="8pt"/>
    </style:style>
    <style:style style:name="P88" style:family="paragraph" style:parent-style-name="Standard">
      <style:paragraph-properties fo:background-color="transparent">
        <style:background-image/>
      </style:paragraph-properties>
      <style:text-properties style:font-name="Courier New" fo:font-size="10pt" officeooo:paragraph-rsid="00054e21" style:font-size-asian="8.75pt" style:font-size-complex="10pt"/>
    </style:style>
    <style:style style:name="P89" style:family="paragraph" style:parent-style-name="Standard" style:list-style-name="">
      <style:paragraph-properties style:text-autospace="none"/>
    </style:style>
    <style:style style:name="P90" style:family="paragraph" style:parent-style-name="Standard" style:list-style-name="">
      <style:paragraph-properties style:text-autospace="none"/>
      <style:text-properties officeooo:paragraph-rsid="0012d32a"/>
    </style:style>
    <style:style style:name="P91" style:family="paragraph" style:parent-style-name="Standard" style:list-style-name="">
      <style:paragraph-properties style:text-autospace="none"/>
      <style:text-properties officeooo:paragraph-rsid="0012e2e2"/>
    </style:style>
    <style:style style:name="P92" style:family="paragraph" style:parent-style-name="Standard" style:list-style-name="">
      <style:paragraph-properties style:text-autospace="none"/>
      <style:text-properties fo:color="#000000" style:font-name="Verdana" fo:font-size="8pt" style:font-name-asian="Arial1" style:font-size-asian="8pt" style:font-name-complex="Arial1" style:font-size-complex="8pt"/>
    </style:style>
    <style:style style:name="P93" style:family="paragraph" style:parent-style-name="Standard" style:list-style-name="">
      <style:paragraph-properties style:text-autospace="none"/>
      <style:text-properties fo:color="#000000" style:font-name="Verdana" fo:font-size="8pt" officeooo:paragraph-rsid="000ea9fb" style:font-name-asian="Arial1" style:font-size-asian="8pt" style:font-name-complex="Arial1" style:font-size-complex="8pt"/>
    </style:style>
    <style:style style:name="P94" style:family="paragraph" style:parent-style-name="Standard">
      <style:text-properties style:font-name="Verdana" fo:font-size="8pt" officeooo:paragraph-rsid="000ea9fb" style:font-size-asian="8pt" style:font-size-complex="8pt"/>
    </style:style>
    <style:style style:name="P95" style:family="paragraph" style:parent-style-name="Standard">
      <style:paragraph-properties fo:background-color="#000000">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96" style:family="paragraph" style:parent-style-name="Standard">
      <style:paragraph-properties fo:background-color="#000000">
        <style:background-image/>
      </style:paragraph-properties>
      <style:text-properties style:font-name="Verdana" fo:font-size="10pt" officeooo:paragraph-rsid="000731d8" style:font-size-asian="8.75pt" style:font-size-complex="10pt"/>
    </style:style>
    <style:style style:name="P97" style:family="paragraph" style:parent-style-name="Standard">
      <style:paragraph-properties fo:background-color="#000000">
        <style:background-image/>
      </style:paragraph-properties>
      <style:text-properties style:font-name="Verdana" fo:font-size="10pt" officeooo:paragraph-rsid="000d029f" style:font-size-asian="8.75pt" style:font-size-complex="10pt"/>
    </style:style>
    <style:style style:name="P98"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99" style:family="paragraph" style:parent-style-name="Standard">
      <style:paragraph-properties fo:break-before="page" fo:background-color="#000000">
        <style:background-image/>
      </style:paragraph-properties>
      <style:text-properties style:font-name="Verdana" fo:font-size="10pt" officeooo:paragraph-rsid="000731d8" style:font-size-asian="8.75pt" style:font-size-complex="10pt"/>
    </style:style>
    <style:style style:name="P100" style:family="paragraph" style:parent-style-name="Standard">
      <style:paragraph-properties fo:break-before="page" fo:background-color="#000000">
        <style:background-image/>
      </style:paragraph-properties>
      <style:text-properties style:font-name="Verdana" fo:font-size="10pt" officeooo:paragraph-rsid="000d029f" style:font-size-asian="8.75pt" style:font-size-complex="10pt"/>
    </style:style>
    <style:style style:name="P101" style:family="paragraph" style:parent-style-name="Standard">
      <style:paragraph-properties fo:background-color="#ffff00">
        <style:background-image/>
      </style:paragraph-properties>
      <style:text-properties style:font-name="Courier New" fo:font-size="8pt" fo:font-weight="normal" officeooo:rsid="00054e21" officeooo:paragraph-rsid="000d029f" style:font-size-asian="8pt" style:font-weight-asian="normal" style:font-size-complex="8pt" style:font-weight-complex="normal"/>
    </style:style>
    <style:style style:name="P102" style:family="paragraph" style:parent-style-name="Standard">
      <style:paragraph-properties fo:background-color="#ffff00">
        <style:background-image/>
      </style:paragraph-properties>
      <style:text-properties style:font-name="Courier New" fo:font-size="8pt" fo:font-weight="normal" officeooo:rsid="00054e21" officeooo:paragraph-rsid="00111e52" style:font-size-asian="8pt" style:font-weight-asian="normal" style:font-size-complex="8pt" style:font-weight-complex="normal"/>
    </style:style>
    <style:style style:name="P103" style:family="paragraph" style:parent-style-name="Standard">
      <style:paragraph-properties fo:background-color="#ffff00">
        <style:background-image/>
      </style:paragraph-properties>
      <style:text-properties style:font-name="Courier New" fo:font-size="8pt" fo:font-weight="normal" officeooo:rsid="00054e21" officeooo:paragraph-rsid="000731d8" style:font-size-asian="8pt" style:font-weight-asian="normal" style:font-size-complex="8pt" style:font-weight-complex="normal"/>
    </style:style>
    <style:style style:name="P104" style:family="paragraph" style:parent-style-name="Standard">
      <style:paragraph-properties fo:background-color="#ffff00">
        <style:background-image/>
      </style:paragraph-properties>
      <style:text-properties style:font-name="Courier New" fo:font-size="8pt" fo:font-weight="normal" officeooo:rsid="00054e21" officeooo:paragraph-rsid="00054e21" style:font-size-asian="8pt" style:font-weight-asian="normal" style:font-size-complex="8pt" style:font-weight-complex="normal"/>
    </style:style>
    <style:style style:name="P105" style:family="paragraph" style:parent-style-name="Standard">
      <style:paragraph-properties fo:background-color="#ffff00">
        <style:background-image/>
      </style:paragraph-properties>
      <style:text-properties style:font-name="Courier New" fo:font-size="8pt" officeooo:paragraph-rsid="00054e21" style:font-size-asian="8pt" style:font-size-complex="8pt"/>
    </style:style>
    <style:style style:name="P106" style:family="paragraph" style:parent-style-name="Preformatted_20_Text">
      <style:paragraph-properties style:text-autospace="none"/>
      <style:text-properties style:font-name="Verdana" fo:font-size="8pt" officeooo:paragraph-rsid="0012d32a" style:font-size-asian="8pt" style:font-size-complex="8pt"/>
    </style:style>
    <style:style style:name="P107" style:family="paragraph" style:parent-style-name="Preformatted_20_Text" style:list-style-name="">
      <style:paragraph-properties style:text-autospace="none"/>
      <style:text-properties style:font-name="Courier New" fo:font-size="8pt" officeooo:paragraph-rsid="0012d32a" style:font-size-asian="8pt" style:font-size-complex="8pt"/>
    </style:style>
    <style:style style:name="P108" style:family="paragraph" style:parent-style-name="Preformatted_20_Text" style:list-style-name="">
      <style:paragraph-properties style:text-autospace="none"/>
      <style:text-properties officeooo:paragraph-rsid="00111e52"/>
    </style:style>
    <style:style style:name="T1" style:family="text">
      <style:text-properties officeooo:rsid="000262af"/>
    </style:style>
    <style:style style:name="T2" style:family="text">
      <style:text-properties fo:font-weight="bold" style:font-weight-asian="bold" style:font-weight-complex="bold"/>
    </style:style>
    <style:style style:name="T3" style:family="text">
      <style:text-properties fo:font-weight="bold" officeooo:rsid="000262af" style:font-weight-asian="bold" style:font-weight-complex="bold"/>
    </style:style>
    <style:style style:name="T4" style:family="text">
      <style:text-properties fo:font-weight="bold" officeooo:rsid="00054e21" style:font-weight-asian="bold" style:font-weight-complex="bold"/>
    </style:style>
    <style:style style:name="T5" style:family="text">
      <style:text-properties fo:font-weight="bold" officeooo:rsid="000d029f" style:font-weight-asian="bold" style:font-weight-complex="bold"/>
    </style:style>
    <style:style style:name="T6" style:family="text">
      <style:text-properties fo:font-weight="bold" officeooo:rsid="000f85df" style:font-weight-asian="bold" style:font-weight-complex="bold"/>
    </style:style>
    <style:style style:name="T7" style:family="text">
      <style:text-properties fo:font-weight="bold" officeooo:rsid="00111e52" style:font-weight-asian="bold" style:font-weight-complex="bold"/>
    </style:style>
    <style:style style:name="T8" style:family="text">
      <style:text-properties fo:font-weight="bold" officeooo:rsid="0003d6c8" style:font-weight-asian="bold" style:font-weight-complex="bold"/>
    </style:style>
    <style:style style:name="T9" style:family="text">
      <style:text-properties fo:font-weight="bold" officeooo:rsid="000731d8" style:font-weight-asian="bold" style:font-weight-complex="bold"/>
    </style:style>
    <style:style style:name="T10" style:family="text">
      <style:text-properties fo:font-weight="bold" officeooo:rsid="0012d32a" style:font-weight-asian="bold" style:font-weight-complex="bold"/>
    </style:style>
    <style:style style:name="T11" style:family="text">
      <style:text-properties fo:font-weight="normal" officeooo:rsid="000262af" style:font-weight-asian="normal" style:font-weight-complex="normal"/>
    </style:style>
    <style:style style:name="T12" style:family="text">
      <style:text-properties fo:font-weight="normal" officeooo:rsid="0003d6c8" style:font-weight-asian="normal" style:font-weight-complex="normal"/>
    </style:style>
    <style:style style:name="T13" style:family="text">
      <style:text-properties fo:font-weight="normal" officeooo:rsid="00054e21" style:font-weight-asian="normal" style:font-weight-complex="normal"/>
    </style:style>
    <style:style style:name="T14" style:family="text">
      <style:text-properties fo:font-weight="normal" officeooo:rsid="000731d8" style:font-weight-asian="normal" style:font-weight-complex="normal"/>
    </style:style>
    <style:style style:name="T15" style:family="text">
      <style:text-properties fo:font-weight="normal" officeooo:rsid="000d029f" style:font-weight-asian="normal" style:font-weight-complex="normal"/>
    </style:style>
    <style:style style:name="T16" style:family="text">
      <style:text-properties fo:font-weight="normal" officeooo:rsid="0012d32a" style:font-weight-asian="normal" style:font-weight-complex="normal"/>
    </style:style>
    <style:style style:name="T17" style:family="text">
      <style:text-properties style:font-name="Courier" fo:font-size="8pt" fo:font-weight="bold" officeooo:rsid="000262af" style:font-size-asian="8pt" style:font-weight-asian="bold" style:font-size-complex="8pt" style:font-weight-complex="bold"/>
    </style:style>
    <style:style style:name="T18" style:family="text">
      <style:text-properties style:font-name="Courier" fo:font-size="8pt" fo:font-weight="bold" officeooo:rsid="000731d8" style:font-size-asian="8pt" style:font-weight-asian="bold" style:font-size-complex="8pt" style:font-weight-complex="bold"/>
    </style:style>
    <style:style style:name="T19" style:family="text">
      <style:text-properties style:font-name="Courier" fo:font-size="8pt" fo:font-weight="bold" officeooo:rsid="000d029f" style:font-size-asian="8pt" style:font-weight-asian="bold" style:font-size-complex="8pt" style:font-weight-complex="bold"/>
    </style:style>
    <style:style style:name="T20" style:family="text">
      <style:text-properties style:font-name="Courier" fo:font-size="8pt" fo:font-weight="bold" officeooo:rsid="00111e52" style:font-size-asian="8pt" style:font-weight-asian="bold" style:font-size-complex="8pt" style:font-weight-complex="bold"/>
    </style:style>
    <style:style style:name="T21" style:family="text">
      <style:text-properties fo:font-size="8pt" fo:font-weight="normal" officeooo:rsid="000262af" style:font-size-asian="8pt" style:font-weight-asian="normal" style:font-size-complex="8pt" style:font-weight-complex="normal"/>
    </style:style>
    <style:style style:name="T22" style:family="text">
      <style:text-properties fo:font-size="8pt" fo:font-weight="normal" officeooo:rsid="000731d8" style:font-size-asian="8pt" style:font-weight-asian="normal" style:font-size-complex="8pt" style:font-weight-complex="normal"/>
    </style:style>
    <style:style style:name="T23" style:family="text">
      <style:text-properties fo:font-size="8pt" fo:font-weight="normal" officeooo:rsid="0003d6c8" style:font-size-asian="8pt" style:font-weight-asian="normal" style:font-size-complex="8pt" style:font-weight-complex="normal"/>
    </style:style>
    <style:style style:name="T24" style:family="text">
      <style:text-properties officeooo:rsid="00054e21"/>
    </style:style>
    <style:style style:name="T25" style:family="text">
      <style:text-properties fo:font-style="italic" fo:font-weight="normal" officeooo:rsid="00054e21" style:font-style-asian="italic" style:font-weight-asian="normal" style:font-style-complex="italic" style:font-weight-complex="normal"/>
    </style:style>
    <style:style style:name="T26" style:family="text">
      <style:text-properties fo:font-style="normal" fo:font-weight="normal" officeooo:rsid="00054e21" style:font-style-asian="normal" style:font-weight-asian="normal" style:font-style-complex="normal" style:font-weight-complex="normal"/>
    </style:style>
    <style:style style:name="T27" style:family="text">
      <style:text-properties fo:font-style="normal" fo:font-weight="normal" officeooo:rsid="000731d8" style:font-style-asian="normal" style:font-weight-asian="normal" style:font-style-complex="normal" style:font-weight-complex="normal"/>
    </style:style>
    <style:style style:name="T28" style:family="text">
      <style:text-properties fo:color="#ff0000" officeooo:rsid="00054e21"/>
    </style:style>
    <style:style style:name="T29" style:family="text">
      <style:text-properties officeooo:rsid="000731d8"/>
    </style:style>
    <style:style style:name="T30" style:family="text">
      <style:text-properties officeooo:rsid="0007a4a4"/>
    </style:style>
    <style:style style:name="T31" style:family="text">
      <style:text-properties officeooo:rsid="00093655"/>
    </style:style>
    <style:style style:name="T32" style:family="text">
      <style:text-properties officeooo:rsid="000d029f"/>
    </style:style>
    <style:style style:name="T33" style:family="text">
      <style:text-properties officeooo:rsid="000ea9fb"/>
    </style:style>
    <style:style style:name="T34" style:family="text">
      <style:text-properties fo:font-variant="normal" fo:text-transform="none" fo:color="#000000" fo:letter-spacing="normal" fo:font-style="normal" fo:font-weight="normal" officeooo:rsid="0012d32a" style:font-name-asian="Arial1" style:font-name-complex="Arial1"/>
    </style:style>
    <style:style style:name="T35" style:family="text">
      <style:text-properties fo:color="#000000" style:font-name="Arial1" fo:font-size="10pt" officeooo:rsid="000ea9fb" style:font-name-asian="Arial1" style:font-size-asian="10pt" style:font-name-complex="Arial1" style:font-size-complex="10pt"/>
    </style:style>
    <style:style style:name="T36" style:family="text">
      <style:text-properties fo:color="#000000" style:font-name="Arial1" fo:font-size="10pt" officeooo:rsid="0010cce6" style:font-name-asian="Arial1" style:font-size-asian="10pt" style:font-name-complex="Arial1" style:font-size-complex="10pt"/>
    </style:style>
    <style:style style:name="T37" style:family="text">
      <style:text-properties fo:color="#000000" style:font-name="Arial1" fo:font-size="10pt" officeooo:rsid="00111e52" style:font-name-asian="Arial1" style:font-size-asian="10pt" style:font-name-complex="Arial1" style:font-size-complex="10pt"/>
    </style:style>
    <style:style style:name="T38" style:family="text">
      <style:text-properties fo:color="#000000" style:font-name="Arial1" fo:font-size="10pt" officeooo:rsid="0012d32a" style:font-name-asian="Arial1" style:font-size-asian="10pt" style:font-name-complex="Arial1" style:font-size-complex="10pt"/>
    </style:style>
    <style:style style:name="T39" style:family="text">
      <style:text-properties fo:color="#000000" style:font-name="Arial1" fo:font-size="10pt" officeooo:rsid="0012e2e2" style:font-name-asian="Arial1" style:font-size-asian="10pt" style:font-name-complex="Arial1" style:font-size-complex="10pt"/>
    </style:style>
    <style:style style:name="T40" style:family="text">
      <style:text-properties fo:color="#000000" style:font-name="Arial1" fo:font-size="10pt" fo:font-weight="bold" officeooo:rsid="0003d6c8" style:font-name-asian="Arial1" style:font-size-asian="10pt" style:font-weight-asian="bold" style:font-name-complex="Arial1" style:font-size-complex="10pt" style:font-weight-complex="bold"/>
    </style:style>
    <style:style style:name="T41" style:family="text">
      <style:text-properties fo:color="#000000" style:font-name="Arial1" fo:font-size="10pt" fo:font-weight="bold" officeooo:rsid="000d029f" style:font-name-asian="Arial1" style:font-size-asian="10pt" style:font-weight-asian="bold" style:font-name-complex="Arial1" style:font-size-complex="10pt" style:font-weight-complex="bold"/>
    </style:style>
    <style:style style:name="T42" style:family="text">
      <style:text-properties fo:color="#000000" officeooo:rsid="000ea9fb" style:font-name-asian="Arial1" style:font-name-complex="Arial1"/>
    </style:style>
    <style:style style:name="T43" style:family="text">
      <style:text-properties fo:color="#000000" officeooo:rsid="0012d32a" style:font-name-asian="Arial1" style:font-name-complex="Arial1"/>
    </style:style>
    <style:style style:name="T44" style:family="text">
      <style:text-properties fo:color="#000000" fo:font-size="10pt" fo:font-weight="bold" officeooo:rsid="0003d6c8" style:font-name-asian="Arial1" style:font-size-asian="10pt" style:font-weight-asian="bold" style:font-name-complex="Arial1" style:font-size-complex="10pt" style:font-weight-complex="bold"/>
    </style:style>
    <style:style style:name="T45" style:family="text">
      <style:text-properties fo:color="#000000" fo:font-size="10pt" fo:font-weight="bold" officeooo:rsid="000d029f" style:font-name-asian="Arial1" style:font-size-asian="10pt" style:font-weight-asian="bold" style:font-name-complex="Arial1" style:font-size-complex="10pt" style:font-weight-complex="bold"/>
    </style:style>
    <style:style style:name="T46" style:family="text">
      <style:text-properties fo:color="#000000" style:font-name="Courier New" fo:font-size="8pt" fo:font-weight="normal" officeooo:rsid="0003d6c8" style:font-name-asian="Arial1" style:font-size-asian="8pt" style:font-weight-asian="normal" style:font-name-complex="Arial1" style:font-size-complex="8pt" style:font-weight-complex="normal"/>
    </style:style>
    <style:style style:name="T47" style:family="text">
      <style:text-properties fo:color="#000000" fo:font-weight="bold" officeooo:rsid="0003d6c8" style:font-name-asian="Arial1" style:font-weight-asian="bold" style:font-name-complex="Arial1" style:font-weight-complex="bold"/>
    </style:style>
    <style:style style:name="T48" style:family="text">
      <style:text-properties fo:color="#000000" fo:font-weight="bold" officeooo:rsid="000d029f" style:font-name-asian="Arial1" style:font-weight-asian="bold" style:font-name-complex="Arial1" style:font-weight-complex="bold"/>
    </style:style>
    <style:style style:name="T49" style:family="text">
      <style:text-properties fo:color="#000000" fo:font-weight="bold" officeooo:rsid="0012d32a" style:font-name-asian="Arial1" style:font-weight-asian="bold" style:font-name-complex="Arial1" style:font-weight-complex="bold"/>
    </style:style>
    <style:style style:name="T50" style:family="text">
      <style:text-properties officeooo:rsid="0010cce6"/>
    </style:style>
    <style:style style:name="T51" style:family="text">
      <style:text-properties officeooo:rsid="00111e52"/>
    </style:style>
    <style:style style:name="T52" style:family="text">
      <style:text-properties officeooo:rsid="0012d32a"/>
    </style:style>
    <style:style style:name="T53" style:family="text">
      <style:text-properties officeooo:rsid="0012e2e2"/>
    </style:style>
    <style:style style:name="T54" style:family="text">
      <style:text-properties officeooo:rsid="00132e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4"><text:s text:c="2"/>California Academy of Sciences Javascript API Documentation</text:p>
      <text:p text:style-name="P15"/>
      <text:p text:style-name="P33">Author: <text:s/>Michael McElligott</text:p>
      <text:p text:style-name="P33">Date: <text:s/>2014-0<text:span text:style-name="T53">3</text:span>-<text:span text:style-name="T53">02</text:span></text:p>
      <text:p text:style-name="P33">Version: .<text:span text:style-name="T53">2</text:span></text:p>
      <text:p text:style-name="P19"/>
      <text:p text:style-name="P22">The javascript API has been developed to allow a variety of general functions to be accessed from a javascript client browser. <text:s/>The API will be extended as new functions are developed. <text:s/>Currently functionality is limited to the creation of new contacts in an Academy database and the association of those contacts with a set of interests. <text:s/>Additional functions, such as the ability to push a newly saved contact to other vendor systems (such as Marketo) will be developed in the future.</text:p>
      <text:p text:style-name="P22"/>
      <text:p text:style-name="P21"><text:span text:style-name="T1">The API is delivered as a javascript file, </text:span><text:span text:style-name="T3">academy-api.js</text:span><text:span text:style-name="T11">. <text:s/>It currently supports </text:span><text:span text:style-name="T15">three</text:span><text:span text:style-name="T11"> functions, specified on the following pages:</text:span></text:p>
      <text:p text:style-name="P24"/>
      <text:p text:style-name="P40">ajaxRegisterNewsletterInterests(firstname, lastname, email, phone, zip, source, interests, callback);</text:p>
      <text:p text:style-name="P40">ajaxRegisterContact(firstname, lastname, email, phone, zip, source, callback);</text:p>
      <text:p text:style-name="P75"><text:span text:style-name="T32">ajaxGetEventsForDateRange(start, end, resourceId, </text:span><text:span text:style-name="T54">callback</text:span><text:span text:style-name="T32">);</text:span></text:p>
      <text:p text:style-name="P20"/>
      <text:p text:style-name="P24">Description of these functions follows on subsequent pages.</text:p>
      <text:p text:style-name="P20"/>
      <text:p text:style-name="P98"/>
      <text:p text:style-name="P95"><text:span text:style-name="T32"><text:s/>a</text:span>jaxRegisterNewsletterInterests</text:p>
      <text:p text:style-name="P95"/>
      <text:p text:style-name="P63"/>
      <text:p text:style-name="P17"><text:span text:style-name="T21">Parameter</text:span><text:span text:style-name="T22"> Lis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text:p>
          </table:table-cell>
          <table:table-cell table:style-name="Table1.A1" office:value-type="string">
            <text:p text:style-name="P4">Name</text:p>
          </table:table-cell>
          <table:table-cell table:style-name="Table1.A1" office:value-type="string">
            <text:p text:style-name="P4">Type</text:p>
          </table:table-cell>
          <table:table-cell table:style-name="Table1.A1" office:value-type="string">
            <text:p text:style-name="P4">Description</text:p>
          </table:table-cell>
          <table:table-cell table:style-name="Table1.A1" office:value-type="string">
            <text:p text:style-name="P4">Required</text:p>
          </table:table-cell>
          <table:table-cell table:style-name="Table1.F1" office:value-type="string">
            <text:p text:style-name="P4">Example</text:p>
          </table:table-cell>
        </table:table-row>
        <table:table-row>
          <table:table-cell table:style-name="Table1.A2" office:value-type="string">
            <text:p text:style-name="P4">1</text:p>
          </table:table-cell>
          <table:table-cell table:style-name="Table1.B2" office:value-type="string">
            <text:p text:style-name="P4">firstname</text:p>
          </table:table-cell>
          <table:table-cell table:style-name="Table1.C2" office:value-type="string">
            <text:p text:style-name="P4">String/Text</text:p>
          </table:table-cell>
          <table:table-cell table:style-name="Table1.D2" office:value-type="string">
            <text:p text:style-name="P4">First name of the contact.</text:p>
          </table:table-cell>
          <table:table-cell table:style-name="Table1.E2" office:value-type="string">
            <text:p text:style-name="P4">Yes</text:p>
          </table:table-cell>
          <table:table-cell table:style-name="Table1.F2" office:value-type="string">
            <text:p text:style-name="P4">John</text:p>
          </table:table-cell>
        </table:table-row>
        <table:table-row>
          <table:table-cell table:style-name="Table1.A5" office:value-type="string">
            <text:p text:style-name="P4">2</text:p>
          </table:table-cell>
          <table:table-cell table:style-name="Table1.B3" office:value-type="string">
            <text:p text:style-name="P4">lastname</text:p>
          </table:table-cell>
          <table:table-cell table:style-name="Table1.C3" office:value-type="string">
            <text:p text:style-name="P4">String/Text</text:p>
          </table:table-cell>
          <table:table-cell table:style-name="Table1.D3" office:value-type="string">
            <text:p text:style-name="P4">Last name of the contact.</text:p>
          </table:table-cell>
          <table:table-cell table:style-name="Table1.E3" office:value-type="string">
            <text:p text:style-name="P4">Yes</text:p>
          </table:table-cell>
          <table:table-cell table:style-name="Table1.F3" office:value-type="string">
            <text:p text:style-name="P4">Jacob</text:p>
          </table:table-cell>
        </table:table-row>
        <table:table-row>
          <table:table-cell table:style-name="Table1.A5" office:value-type="string">
            <text:p text:style-name="P4">3</text:p>
          </table:table-cell>
          <table:table-cell table:style-name="Table1.B4" office:value-type="string">
            <text:p text:style-name="P4">email</text:p>
          </table:table-cell>
          <table:table-cell table:style-name="Table1.C4" office:value-type="string">
            <text:p text:style-name="P4">String/Text</text:p>
          </table:table-cell>
          <table:table-cell table:style-name="Table1.D4" office:value-type="string">
            <text:p text:style-name="P4">Email address of the contact.</text:p>
          </table:table-cell>
          <table:table-cell table:style-name="Table1.E4" office:value-type="string">
            <text:p text:style-name="P4">Yes</text:p>
          </table:table-cell>
          <table:table-cell table:style-name="Table1.F4" office:value-type="string">
            <text:p text:style-name="P4">johnjacob@gmail.com</text:p>
          </table:table-cell>
        </table:table-row>
        <table:table-row>
          <table:table-cell table:style-name="Table1.A5" office:value-type="string">
            <text:p text:style-name="P4">4</text:p>
          </table:table-cell>
          <table:table-cell table:style-name="Table1.B5" office:value-type="string">
            <text:p text:style-name="P4">phone</text:p>
          </table:table-cell>
          <table:table-cell table:style-name="Table1.C5" office:value-type="string">
            <text:p text:style-name="P4">String/Text</text:p>
          </table:table-cell>
          <table:table-cell table:style-name="Table1.D5" office:value-type="string">
            <text:p text:style-name="P4">Phone number of the contact.</text:p>
          </table:table-cell>
          <table:table-cell table:style-name="Table1.E5" office:value-type="string">
            <text:p text:style-name="P4">No</text:p>
          </table:table-cell>
          <table:table-cell table:style-name="Table1.F5" office:value-type="string">
            <text:p text:style-name="P3">555-555-1212</text:p>
          </table:table-cell>
        </table:table-row>
        <table:table-row>
          <table:table-cell table:style-name="Table1.A7" office:value-type="string">
            <text:p text:style-name="P4">5</text:p>
          </table:table-cell>
          <table:table-cell table:style-name="Table1.B6" office:value-type="string">
            <text:p text:style-name="P4">zip</text:p>
          </table:table-cell>
          <table:table-cell table:style-name="Table1.C6" office:value-type="string">
            <text:p text:style-name="P4">String/Text</text:p>
          </table:table-cell>
          <table:table-cell table:style-name="Table1.D6" office:value-type="string">
            <text:p text:style-name="P4">Zip code of the contact.</text:p>
          </table:table-cell>
          <table:table-cell table:style-name="Table1.E6" office:value-type="string">
            <text:p text:style-name="P4">No</text:p>
          </table:table-cell>
          <table:table-cell table:style-name="Table1.F6" office:value-type="string">
            <text:p text:style-name="P3">62265</text:p>
          </table:table-cell>
        </table:table-row>
        <table:table-row>
          <table:table-cell table:style-name="Table1.A7" office:value-type="string">
            <text:p text:style-name="P4">6</text:p>
          </table:table-cell>
          <table:table-cell table:style-name="Table1.B7" office:value-type="string">
            <text:p text:style-name="P4">source</text:p>
          </table:table-cell>
          <table:table-cell table:style-name="Table1.C7" office:value-type="string">
            <text:p text:style-name="P4">String/Text</text:p>
          </table:table-cell>
          <table:table-cell table:style-name="Table1.D7" office:value-type="string">
            <text:p text:style-name="P4">Source of information.</text:p>
          </table:table-cell>
          <table:table-cell table:style-name="Table1.E7" office:value-type="string">
            <text:p text:style-name="P4">Yes</text:p>
          </table:table-cell>
          <table:table-cell table:style-name="Table1.F7" office:value-type="string">
            <text:p text:style-name="P3">FORM_NEWSLETTER_SIGNUP</text:p>
          </table:table-cell>
        </table:table-row>
        <table:table-row>
          <table:table-cell table:style-name="Table1.A8" office:value-type="string">
            <text:p text:style-name="P6">7</text:p>
          </table:table-cell>
          <table:table-cell table:style-name="Table1.B8" office:value-type="string">
            <text:p text:style-name="P6">interests</text:p>
          </table:table-cell>
          <table:table-cell table:style-name="Table1.C8" office:value-type="string">
            <text:p text:style-name="P6">Array</text:p>
          </table:table-cell>
          <table:table-cell table:style-name="Table1.D8" office:value-type="string">
            <text:p text:style-name="P6">Javascript array of interest codes</text:p>
          </table:table-cell>
          <table:table-cell table:style-name="Table1.E8" office:value-type="string">
            <text:p text:style-name="P6">No</text:p>
          </table:table-cell>
          <table:table-cell table:style-name="Table1.F8" office:value-type="string">
            <text:p text:style-name="P6">[“news”, “penguins”, “announce”]</text:p>
          </table:table-cell>
        </table:table-row>
        <table:table-row>
          <table:table-cell table:style-name="Table1.A9" office:value-type="string">
            <text:p text:style-name="P6">8</text:p>
          </table:table-cell>
          <table:table-cell table:style-name="Table1.B9" office:value-type="string">
            <text:p text:style-name="P4">callback</text:p>
          </table:table-cell>
          <table:table-cell table:style-name="Table1.C9" office:value-type="string">
            <text:p text:style-name="P4">Function</text:p>
          </table:table-cell>
          <table:table-cell table:style-name="Table1.D9" office:value-type="string">
            <text:p text:style-name="P4">Callback function on success / failure or error</text:p>
          </table:table-cell>
          <table:table-cell table:style-name="Table1.E9" office:value-type="string">
            <text:p text:style-name="P4">No</text:p>
          </table:table-cell>
          <table:table-cell table:style-name="Table1.F9" office:value-type="string">
            <text:p text:style-name="P4">See below</text:p>
          </table:table-cell>
        </table:table-row>
      </table:table>
      <text:p text:style-name="P40"><text:s/></text:p>
      <text:p text:style-name="P25">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36"/>
      <text:p text:style-name="P104">&lt;script src="../resources/js/academy-api.js"&gt;&lt;/script&gt;</text:p>
      <text:p text:style-name="P104">&lt;form&gt;</text:p>
      <text:p text:style-name="P104"><text:tab/>&lt;input id='firstname' name='firstname'/&gt;&lt;br/&gt;</text:p>
      <text:p text:style-name="P104"><text:tab/>&lt;input id='lastname' name='lastname'/&gt;&lt;br/&gt;</text:p>
      <text:p text:style-name="P104"><text:tab/>&lt;input id='email' name='email'/&gt;&lt;br/&gt;</text:p>
      <text:p text:style-name="P104"><text:tab/>&lt;input id='phone' name='phone'/&gt;&lt;br/&gt;</text:p>
      <text:p text:style-name="P104"><text:tab/>&lt;input id='zip' name='zip'/&gt;&lt;br/&gt;</text:p>
      <text:p text:style-name="P104"><text:tab/>&lt;input id='interests' name='interests'/&gt;&lt;br/&gt;</text:p>
      <text:p text:style-name="P105"><text:span text:style-name="T13"><text:tab/>&lt;input type='button' onclick='saveMy</text:span><text:span text:style-name="T14">Interests</text:span><text:span text:style-name="T13">()'/&gt;</text:span></text:p>
      <text:p text:style-name="P104">&lt;/form&gt;</text:p>
      <text:p text:style-name="P82"/>
      <text:p text:style-name="P79">&lt;script&gt;</text:p>
      <text:p text:style-name="P88"><text:span text:style-name="T23">function saveMy</text:span><text:span text:style-name="T22">Interests</text:span><text:span text:style-name="T23">() {</text:span></text:p>
      <text:p text:style-name="P86"><text:span text:style-name="T12"><text:tab/>var source = “My</text:span><text:span text:style-name="T14">Interests</text:span><text:span text:style-name="T12">SaveForm”;<text:tab/><text:tab/>//should uniquely identify this source</text:span></text:p>
      <text:p text:style-name="P82"><text:tab/><text:tab/></text:p>
      <text:p text:style-name="P82"><text:tab/>var firstname = $(“#firstname”).val();<text:tab/>//has value like “John”</text:p>
      <text:p text:style-name="P83"><text:tab/>var lastname = $(“#lastname”).val();<text:tab/><text:tab/>//has value like “Jacob”</text:p>
      <text:p text:style-name="P83"><text:tab/>var email = $(“#email”).val();<text:tab/><text:tab/>//has value like “johnjacob@gmail.com”</text:p>
      <text:p text:style-name="P83"><text:tab/>var phone = $(“#phone”).val();<text:tab/><text:tab/>//has value like “555-555-1212”</text:p>
      <text:p text:style-name="P83"><text:tab/>var zip = $(“#zip”).val();<text:tab/><text:tab/><text:tab/>//has value like “62265”</text:p>
      <text:p text:style-name="P83"><text:tab/>var interests = $(“#interests”).val();<text:tab/>//has value like “news,penguins,geology,botany”</text:p>
      <text:p text:style-name="P83"/>
      <text:p text:style-name="P83"><text:tab/>var callback = function(apiCall) {</text:p>
      <text:p text:style-name="P83"><text:tab/><text:tab/>if (apiCall.result == “success”)</text:p>
      <text:p text:style-name="P83"><text:tab/><text:tab/><text:tab/>doSuccessfullThing(apiCall);</text:p>
      <text:p text:style-name="P83"><text:tab/><text:tab/>else if (apiCall.result == “failure”)</text:p>
      <text:p text:style-name="P83"><text:tab/><text:tab/><text:tab/>doFailureThing(apiCall);</text:p>
      <text:p text:style-name="P83"><text:tab/><text:tab/>else if (apiCall.result == “error”)</text:p>
      <text:p text:style-name="P83"><text:tab/><text:tab/><text:tab/>doErrorThing(apiCall);</text:p>
      <text:p text:style-name="P83"><text:tab/>}</text:p>
      <text:p text:style-name="P83"/>
      <text:p text:style-name="P83"><text:tab/><text:span text:style-name="T2">AcademyApi.ajaxRegisterNewsletterInterests(firstname, lastname, email, phone, zip, source, interests, callback);</text:span></text:p>
      <text:p text:style-name="P83">}</text:p>
      <text:p text:style-name="P83"/>
      <text:p text:style-name="P83">function doSuccessfulThing(apiCall) {</text:p>
      <text:p text:style-name="P83"><text:tab/>var interestsRegistered = apiCall.interestsRegistered;</text:p>
      <text:p text:style-name="P83"><text:tab/>var interestsRequested = apiCall.interestsRequested;</text:p>
      <text:p text:style-name="P83"/>
      <text:p text:style-name="P83"><text:tab/>var lRegistered = interestsRegistered.length;</text:p>
      <text:p text:style-name="P83"><text:tab/>var lRequested = interestsRequested.length;</text:p>
      <text:p text:style-name="P83"/>
      <text:p text:style-name="P83"><text:tab/>alert(“Success, there were “ + lRegistered + “ / “ + lRequested + “ registered”);</text:p>
      <text:p text:style-name="P83">}</text:p>
      <text:p text:style-name="P83"><text:soft-page-break/></text:p>
      <text:p text:style-name="P83">function doFailureThing(apiCall) {</text:p>
      <text:p text:style-name="P83"><text:tab/>var failureMessage = apiCall.message;</text:p>
      <text:p text:style-name="P83"><text:tab/>alert(“Failure, the associated message was “ + failureMessage);</text:p>
      <text:p text:style-name="P83">}</text:p>
      <text:p text:style-name="P83"/>
      <text:p text:style-name="P83">function doErrorThing(apiCall) {</text:p>
      <text:p text:style-name="P83"><text:tab/>var errorMessage = apiCall.message;</text:p>
      <text:p text:style-name="P83"><text:tab/>alert(“Error, the associated message was “ + errorMessage);</text:p>
      <text:p text:style-name="P83">}</text:p>
      <text:p text:style-name="P83"/>
      <text:p text:style-name="P79">$(function() {</text:p>
      <text:p text:style-name="P79"><text:s text:c="8"/>AcademyApi.initialize();</text:p>
      <text:p text:style-name="P79">}</text:p>
      <text:p text:style-name="P79"/>
      <text:p text:style-name="P79">&lt;/script&gt;</text:p>
      <text:p text:style-name="P42"/>
      <text:p text:style-name="P27"/>
      <text:p text:style-name="P27">There are a few things to note about the code above:</text:p>
      <text:p text:style-name="P27"/>
      <text:p text:style-name="P46">1. <text:s/>The use of a text input for the interest list is only for clarity. <text:s/>In a real world implementation this information would probably be collected from a multi-select list, a series of checkboxes or other. <text:s/>This trivial implementation also requires that no spaces be present between items in the interest list.</text:p>
      <text:p text:style-name="P46"/>
      <text:p text:style-name="P45"><text:span text:style-name="T13">2. <text:s/>A single callback function is passed in to the </text:span><text:span text:style-name="T4">ajaxRegisterNewsletterInterests</text:span><text:span text:style-name="T13"> function. <text:s/>When the ajax call completes, whether with a success, a failure or an error, this callback will be executed with an object containing further details about the ajax call passed in as the first argument. <text:s/>This object will </text:span><text:span text:style-name="T25">always</text:span><text:span text:style-name="T26"> contain a property called “result”, which will be one of three values: <text:s/>“success”, “failure” or “error”.</text:span></text:p>
      <text:p text:style-name="P47"/>
      <text:p text:style-name="P47">3. <text:s/>Note that at the bottom of the &lt;script&gt; element a jquery onready function is added that initializes the academy API. <text:s/>This is mandatory.</text:p>
      <text:p text:style-name="P47"/>
      <text:p text:style-name="P29">The object passed back to the callback function (“apiCall” in the above example) contains different information depending on the value of its “result” property. <text:s/>If result == “success”, then the apiCall object will contain:</text:p>
      <text:p text:style-name="P29"/>
      <text:p text:style-name="P31">1. <text:s/>apiCall.result == “success”</text:p>
      <table:table table:name="Table2" table:style-name="Table2">
        <table:table-column table:style-name="Table2.A"/>
        <table:table-column table:style-name="Table2.B"/>
        <table:table-column table:style-name="Table2.C"/>
        <table:table-row>
          <table:table-cell table:style-name="Table2.A1" office:value-type="string">
            <text:p text:style-name="P11">Property</text:p>
          </table:table-cell>
          <table:table-cell table:style-name="Table2.A1" office:value-type="string">
            <text:p text:style-name="P11">Type</text:p>
          </table:table-cell>
          <table:table-cell table:style-name="Table2.C1" office:value-type="string">
            <text:p text:style-name="P11">Description</text:p>
          </table:table-cell>
        </table:table-row>
        <table:table-row>
          <table:table-cell table:style-name="Table2.A2" office:value-type="string">
            <text:p text:style-name="P8">result</text:p>
          </table:table-cell>
          <table:table-cell table:style-name="Table2.B2" office:value-type="string">
            <text:p text:style-name="P8">String</text:p>
          </table:table-cell>
          <table:table-cell table:style-name="Table2.C2" office:value-type="string">
            <text:p text:style-name="P8">The final status of the api call, “success” in this case.</text:p>
          </table:table-cell>
        </table:table-row>
        <table:table-row>
          <table:table-cell table:style-name="Table2.A5" office:value-type="string">
            <text:p text:style-name="P8">contactId</text:p>
          </table:table-cell>
          <table:table-cell table:style-name="Table2.B5" office:value-type="string">
            <text:p text:style-name="P8">String</text:p>
          </table:table-cell>
          <table:table-cell table:style-name="Table2.C5" office:value-type="string">
            <text:p text:style-name="P8">The id of the contact in the Academy database.</text:p>
          </table:table-cell>
        </table:table-row>
        <table:table-row>
          <table:table-cell table:style-name="Table2.A5" office:value-type="string">
            <text:p text:style-name="P8"><text:span text:style-name="T31">r</text:span>egistered</text:p>
          </table:table-cell>
          <table:table-cell table:style-name="Table2.B5" office:value-type="string">
            <text:p text:style-name="P8">String[]</text:p>
          </table:table-cell>
          <table:table-cell table:style-name="Table2.C5" office:value-type="string">
            <text:p text:style-name="P8">An array of interest codes that were successfully associated with the contact just saved. <text:s/>Should generally match interestsRequested, unless a code requested was not valid.<text:line-break/><text:line-break/>[“penguins”, “newsletter”]</text:p>
          </table:table-cell>
        </table:table-row>
        <table:table-row>
          <table:table-cell table:style-name="Table2.A5" office:value-type="string">
            <text:p text:style-name="P8"><text:span text:style-name="T31">r</text:span>equested</text:p>
          </table:table-cell>
          <table:table-cell table:style-name="Table2.B5" office:value-type="string">
            <text:p text:style-name="P8">String[]</text:p>
          </table:table-cell>
          <table:table-cell table:style-name="Table2.C5" office:value-type="string">
            <text:p text:style-name="P1"><text:span text:style-name="T24">The array of interest codes originally requested. <text:s/></text:span><text:span text:style-name="T29">If an invalid interest code is submitted it will be ignored.</text:span><text:span text:style-name="T24"><text:line-break/><text:line-break/>[“penguins”, “newsletter”, “</text:span><text:span text:style-name="T28">astrology</text:span><text:span text:style-name="T24">”]</text:span></text:p>
          </table:table-cell>
        </table:table-row>
        <table:table-row>
          <table:table-cell table:style-name="Table2.A6" office:value-type="string">
            <text:p text:style-name="P8">message</text:p>
          </table:table-cell>
          <table:table-cell table:style-name="Table2.B6" office:value-type="string">
            <text:p text:style-name="P8">String</text:p>
          </table:table-cell>
          <table:table-cell table:style-name="Table2.C6" office:value-type="string">
            <text:p text:style-name="P1"><text:span text:style-name="T24">Additional information about the </text:span><text:span text:style-name="T29">result of the</text:span><text:span text:style-name="T24"> api call.</text:span></text:p>
          </table:table-cell>
        </table:table-row>
      </table:table>
      <text:p text:style-name="P29"/>
      <text:p text:style-name="P31">2. <text:s/>apiCall.result == “failure”</text:p>
      <table:table table:name="Table3" table:style-name="Table3">
        <table:table-column table:style-name="Table3.A"/>
        <table:table-column table:style-name="Table3.B"/>
        <table:table-column table:style-name="Table3.C"/>
        <table:table-row>
          <table:table-cell table:style-name="Table3.A1" office:value-type="string">
            <text:p text:style-name="P11">Property</text:p>
          </table:table-cell>
          <table:table-cell table:style-name="Table3.A1" office:value-type="string">
            <text:p text:style-name="P11">Type</text:p>
          </table:table-cell>
          <table:table-cell table:style-name="Table3.C1" office:value-type="string">
            <text:p text:style-name="P11">Description</text:p>
          </table:table-cell>
        </table:table-row>
        <table:table-row>
          <table:table-cell table:style-name="Table3.A2" office:value-type="string">
            <text:p text:style-name="P9">result</text:p>
          </table:table-cell>
          <table:table-cell table:style-name="Table3.B2" office:value-type="string">
            <text:p text:style-name="P9">String</text:p>
          </table:table-cell>
          <table:table-cell table:style-name="Table3.C2" office:value-type="string">
            <text:p text:style-name="P2"><text:span text:style-name="T24">The final status of the api call, “</text:span><text:span text:style-name="T29">failure</text:span><text:span text:style-name="T24">” in this case.</text:span></text:p>
          </table:table-cell>
        </table:table-row>
        <table:table-row>
          <table:table-cell table:style-name="Table3.A3" office:value-type="string">
            <text:p text:style-name="P10">message</text:p>
          </table:table-cell>
          <table:table-cell table:style-name="Table3.B3" office:value-type="string">
            <text:p text:style-name="P9">String</text:p>
          </table:table-cell>
          <table:table-cell table:style-name="Table3.C3" office:value-type="string">
            <text:p text:style-name="P10">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30"/>
      <text:p text:style-name="P31">3. <text:s/>apiCall.result == “error”</text:p>
      <table:table table:name="Table4" table:style-name="Table4">
        <table:table-column table:style-name="Table4.A"/>
        <table:table-column table:style-name="Table4.B"/>
        <table:table-column table:style-name="Table4.C"/>
        <table:table-row>
          <table:table-cell table:style-name="Table4.A1" office:value-type="string">
            <text:p text:style-name="P11">Property</text:p>
          </table:table-cell>
          <table:table-cell table:style-name="Table4.A1" office:value-type="string">
            <text:p text:style-name="P11">Type</text:p>
          </table:table-cell>
          <table:table-cell table:style-name="Table4.C1" office:value-type="string">
            <text:p text:style-name="P11">Description</text:p>
          </table:table-cell>
        </table:table-row>
        <text:soft-page-break/>
        <table:table-row>
          <table:table-cell table:style-name="Table4.A2" office:value-type="string">
            <text:p text:style-name="P9">result</text:p>
          </table:table-cell>
          <table:table-cell table:style-name="Table4.B2" office:value-type="string">
            <text:p text:style-name="P9">String</text:p>
          </table:table-cell>
          <table:table-cell table:style-name="Table4.C2" office:value-type="string">
            <text:p text:style-name="P2"><text:span text:style-name="T24">The final status of the api call, “</text:span><text:span text:style-name="T29">error</text:span><text:span text:style-name="T24">” in this case.</text:span></text:p>
          </table:table-cell>
        </table:table-row>
        <table:table-row>
          <table:table-cell table:style-name="Table4.A3" office:value-type="string">
            <text:p text:style-name="P10">message</text:p>
          </table:table-cell>
          <table:table-cell table:style-name="Table4.B3" office:value-type="string">
            <text:p text:style-name="P9">String</text:p>
          </table:table-cell>
          <table:table-cell table:style-name="Table4.C3" office:value-type="string">
            <text:p text:style-name="P10">A textual representation of why the call failed. <text:s/>Note that the “error” result typically occurs when there is a problem between the browser and the server, such as a lack of connectivity, or a timeout.</text:p>
          </table:table-cell>
        </table:table-row>
      </table:table>
      <text:p text:style-name="P30"/>
      <text:p text:style-name="P99"><text:span text:style-name="T17"/></text:p>
      <text:p text:style-name="P96"><text:span text:style-name="T19"><text:s/>a</text:span><text:span text:style-name="T17">jaxRegister</text:span><text:span text:style-name="T18">Contact</text:span></text:p>
      <text:p text:style-name="P96"><text:span text:style-name="T18"/></text:p>
      <text:p text:style-name="P35"/>
      <text:p text:style-name="P18"><text:span text:style-name="T21">Parameter</text:span><text:span text:style-name="T22"> List</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2">#</text:p>
          </table:table-cell>
          <table:table-cell table:style-name="Table5.A1" office:value-type="string">
            <text:p text:style-name="P12">Name</text:p>
          </table:table-cell>
          <table:table-cell table:style-name="Table5.A1" office:value-type="string">
            <text:p text:style-name="P12">Type</text:p>
          </table:table-cell>
          <table:table-cell table:style-name="Table5.A1" office:value-type="string">
            <text:p text:style-name="P12">Description</text:p>
          </table:table-cell>
          <table:table-cell table:style-name="Table5.A1" office:value-type="string">
            <text:p text:style-name="P12">Required</text:p>
          </table:table-cell>
          <table:table-cell table:style-name="Table5.F1" office:value-type="string">
            <text:p text:style-name="P12">Example</text:p>
          </table:table-cell>
        </table:table-row>
        <table:table-row>
          <table:table-cell table:style-name="Table5.A2" office:value-type="string">
            <text:p text:style-name="P5">1</text:p>
          </table:table-cell>
          <table:table-cell table:style-name="Table5.B2" office:value-type="string">
            <text:p text:style-name="P5">firstname</text:p>
          </table:table-cell>
          <table:table-cell table:style-name="Table5.C2" office:value-type="string">
            <text:p text:style-name="P5">String/Text</text:p>
          </table:table-cell>
          <table:table-cell table:style-name="Table5.D2" office:value-type="string">
            <text:p text:style-name="P5">First name of the contact.</text:p>
          </table:table-cell>
          <table:table-cell table:style-name="Table5.E2" office:value-type="string">
            <text:p text:style-name="P5">Yes</text:p>
          </table:table-cell>
          <table:table-cell table:style-name="Table5.F2" office:value-type="string">
            <text:p text:style-name="P5">John</text:p>
          </table:table-cell>
        </table:table-row>
        <table:table-row>
          <table:table-cell table:style-name="Table5.A5" office:value-type="string">
            <text:p text:style-name="P5">2</text:p>
          </table:table-cell>
          <table:table-cell table:style-name="Table5.B3" office:value-type="string">
            <text:p text:style-name="P5">lastname</text:p>
          </table:table-cell>
          <table:table-cell table:style-name="Table5.C3" office:value-type="string">
            <text:p text:style-name="P5">String/Text</text:p>
          </table:table-cell>
          <table:table-cell table:style-name="Table5.D3" office:value-type="string">
            <text:p text:style-name="P5">Last name of the contact.</text:p>
          </table:table-cell>
          <table:table-cell table:style-name="Table5.E3" office:value-type="string">
            <text:p text:style-name="P5">Yes</text:p>
          </table:table-cell>
          <table:table-cell table:style-name="Table5.F3" office:value-type="string">
            <text:p text:style-name="P5">Jacob</text:p>
          </table:table-cell>
        </table:table-row>
        <table:table-row>
          <table:table-cell table:style-name="Table5.A5" office:value-type="string">
            <text:p text:style-name="P5">3</text:p>
          </table:table-cell>
          <table:table-cell table:style-name="Table5.B4" office:value-type="string">
            <text:p text:style-name="P5">email</text:p>
          </table:table-cell>
          <table:table-cell table:style-name="Table5.C4" office:value-type="string">
            <text:p text:style-name="P5">String/Text</text:p>
          </table:table-cell>
          <table:table-cell table:style-name="Table5.D4" office:value-type="string">
            <text:p text:style-name="P5">Email address of the contact.</text:p>
          </table:table-cell>
          <table:table-cell table:style-name="Table5.E4" office:value-type="string">
            <text:p text:style-name="P5">Yes</text:p>
          </table:table-cell>
          <table:table-cell table:style-name="Table5.F4" office:value-type="string">
            <text:p text:style-name="P5">johnjacob@gmail.com</text:p>
          </table:table-cell>
        </table:table-row>
        <table:table-row>
          <table:table-cell table:style-name="Table5.A5" office:value-type="string">
            <text:p text:style-name="P5">4</text:p>
          </table:table-cell>
          <table:table-cell table:style-name="Table5.B5" office:value-type="string">
            <text:p text:style-name="P5">phone</text:p>
          </table:table-cell>
          <table:table-cell table:style-name="Table5.C5" office:value-type="string">
            <text:p text:style-name="P5">String/Text</text:p>
          </table:table-cell>
          <table:table-cell table:style-name="Table5.D5" office:value-type="string">
            <text:p text:style-name="P5">Phone number of the contact.</text:p>
          </table:table-cell>
          <table:table-cell table:style-name="Table5.E5" office:value-type="string">
            <text:p text:style-name="P5">No</text:p>
          </table:table-cell>
          <table:table-cell table:style-name="Table5.F5" office:value-type="string">
            <text:p text:style-name="P5">555-555-1212</text:p>
          </table:table-cell>
        </table:table-row>
        <table:table-row>
          <table:table-cell table:style-name="Table5.A6" office:value-type="string">
            <text:p text:style-name="P5">5</text:p>
          </table:table-cell>
          <table:table-cell table:style-name="Table5.B6" office:value-type="string">
            <text:p text:style-name="P5">zip</text:p>
          </table:table-cell>
          <table:table-cell table:style-name="Table5.C6" office:value-type="string">
            <text:p text:style-name="P5">String/Text</text:p>
          </table:table-cell>
          <table:table-cell table:style-name="Table5.D6" office:value-type="string">
            <text:p text:style-name="P5">Zip code of the contact.</text:p>
          </table:table-cell>
          <table:table-cell table:style-name="Table5.E6" office:value-type="string">
            <text:p text:style-name="P5">No</text:p>
          </table:table-cell>
          <table:table-cell table:style-name="Table5.F6" office:value-type="string">
            <text:p text:style-name="P5">62265</text:p>
          </table:table-cell>
        </table:table-row>
        <table:table-row>
          <table:table-cell table:style-name="Table5.A7" office:value-type="string">
            <text:p text:style-name="P5">6</text:p>
          </table:table-cell>
          <table:table-cell table:style-name="Table5.B7" office:value-type="string">
            <text:p text:style-name="P5">source</text:p>
          </table:table-cell>
          <table:table-cell table:style-name="Table5.C7" office:value-type="string">
            <text:p text:style-name="P5">String/Text</text:p>
          </table:table-cell>
          <table:table-cell table:style-name="Table5.D7" office:value-type="string">
            <text:p text:style-name="P5">Source of information.</text:p>
          </table:table-cell>
          <table:table-cell table:style-name="Table5.E7" office:value-type="string">
            <text:p text:style-name="P5">Yes</text:p>
          </table:table-cell>
          <table:table-cell table:style-name="Table5.F7" office:value-type="string">
            <text:p text:style-name="P5">FORM_NEWSLETTER_SIGNUP</text:p>
          </table:table-cell>
        </table:table-row>
        <table:table-row>
          <table:table-cell table:style-name="Table5.A8" office:value-type="string">
            <text:p text:style-name="P7">8</text:p>
          </table:table-cell>
          <table:table-cell table:style-name="Table5.B8" office:value-type="string">
            <text:p text:style-name="P5">callback</text:p>
          </table:table-cell>
          <table:table-cell table:style-name="Table5.C8" office:value-type="string">
            <text:p text:style-name="P5">Function</text:p>
          </table:table-cell>
          <table:table-cell table:style-name="Table5.D8" office:value-type="string">
            <text:p text:style-name="P5">Callback function on success / failure or error</text:p>
          </table:table-cell>
          <table:table-cell table:style-name="Table5.E8" office:value-type="string">
            <text:p text:style-name="P5">No</text:p>
          </table:table-cell>
          <table:table-cell table:style-name="Table5.F8" office:value-type="string">
            <text:p text:style-name="P5">See below</text:p>
          </table:table-cell>
        </table:table-row>
      </table:table>
      <text:p text:style-name="P41"><text:s/></text:p>
      <text:p text:style-name="P26">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37"/>
      <text:p text:style-name="P103">&lt;script src="../resources/js/academy-api.js"&gt;&lt;/script&gt;</text:p>
      <text:p text:style-name="P103">&lt;form&gt;</text:p>
      <text:p text:style-name="P103"><text:tab/>&lt;input id='firstname' name='firstname'/&gt;&lt;br/&gt;</text:p>
      <text:p text:style-name="P103"><text:tab/>&lt;input id='lastname' name='lastname'/&gt;&lt;br/&gt;</text:p>
      <text:p text:style-name="P103"><text:tab/>&lt;input id='email' name='email'/&gt;&lt;br/&gt;</text:p>
      <text:p text:style-name="P103"><text:tab/>&lt;input id='phone' name='phone'/&gt;&lt;br/&gt;</text:p>
      <text:p text:style-name="P103"><text:tab/>&lt;input id='zip' name='zip'/&gt;&lt;br/&gt;</text:p>
      <text:p text:style-name="P103"><text:tab/>&lt;input type='button' onclick='saveMyContact()'/&gt;</text:p>
      <text:p text:style-name="P103">&lt;/form&gt;</text:p>
      <text:p text:style-name="P81"/>
      <text:p text:style-name="P78">&lt;script&gt;</text:p>
      <text:p text:style-name="P81">function saveMyContact() {</text:p>
      <text:p text:style-name="P81"><text:tab/>var source = “MyContactSaveForm”;<text:tab/><text:tab/>//should uniquely identify this source</text:p>
      <text:p text:style-name="P81"><text:tab/><text:tab/></text:p>
      <text:p text:style-name="P81"><text:tab/>var firstname = $(“#firstname”).val();<text:tab/>//has value like “John”</text:p>
      <text:p text:style-name="P81"><text:tab/>var lastname = $(“#lastname”).val();<text:tab/><text:tab/>//has value like “Jacob”</text:p>
      <text:p text:style-name="P81"><text:tab/>var email = $(“#email”).val();<text:tab/><text:tab/>//has value like “johnjacob@gmail.com”</text:p>
      <text:p text:style-name="P81"><text:tab/>var phone = $(“#phone”).val();<text:tab/><text:tab/>//has value like “555-555-1212”</text:p>
      <text:p text:style-name="P81"><text:tab/>var zip = $(“#zip”).val();<text:tab/><text:tab/><text:tab/>//has value like “62265”</text:p>
      <text:p text:style-name="P81"/>
      <text:p text:style-name="P81"><text:tab/>var callback = function(apiCall) {</text:p>
      <text:p text:style-name="P81"><text:tab/><text:tab/>if (apiCall.result == “success”)</text:p>
      <text:p text:style-name="P81"><text:tab/><text:tab/><text:tab/>doSuccessfullThing(apiCall);</text:p>
      <text:p text:style-name="P81"><text:tab/><text:tab/>else if (apiCall.result == “failure”)</text:p>
      <text:p text:style-name="P81"><text:tab/><text:tab/><text:tab/>doFailureThing(apiCall);</text:p>
      <text:p text:style-name="P81"><text:tab/><text:tab/>else if (apiCall.result == “error”)</text:p>
      <text:p text:style-name="P81"><text:tab/><text:tab/><text:tab/>doErrorThing(apiCall);</text:p>
      <text:p text:style-name="P81"><text:tab/>}</text:p>
      <text:p text:style-name="P81"/>
      <text:p text:style-name="P85"><text:span text:style-name="T12"><text:tab/></text:span><text:span text:style-name="T8">AcademyApi.ajaxRegister</text:span><text:span text:style-name="T9">Contact</text:span><text:span text:style-name="T8">(firstname, lastname, email, phone, zip, source, callback);</text:span></text:p>
      <text:p text:style-name="P81">}</text:p>
      <text:p text:style-name="P81"/>
      <text:p text:style-name="P81">function doSuccessfulThing(apiCall) {</text:p>
      <text:p text:style-name="P85"><text:span text:style-name="T12"><text:tab/>alert(“Success, </text:span><text:span text:style-name="T14">contact registered with id “ + apiCall.contactId)</text:span><text:span text:style-name="T12">;</text:span></text:p>
      <text:p text:style-name="P81">}</text:p>
      <text:p text:style-name="P81"/>
      <text:p text:style-name="P81">function doFailureThing(apiCall) {</text:p>
      <text:p text:style-name="P81"><text:tab/>var failureMessage = apiCall.message;</text:p>
      <text:p text:style-name="P81"><text:tab/>alert(“Failure, the associated message was “ + failureMessage);</text:p>
      <text:p text:style-name="P81">}</text:p>
      <text:p text:style-name="P81"/>
      <text:p text:style-name="P81">function doErrorThing(apiCall) {</text:p>
      <text:p text:style-name="P81"><text:tab/>var errorMessage = apiCall.message;</text:p>
      <text:p text:style-name="P81"><text:tab/>alert(“Error, the associated message was “ + errorMessage);</text:p>
      <text:p text:style-name="P81">}</text:p>
      <text:p text:style-name="P81"/>
      <text:p text:style-name="P78">$(function() {</text:p>
      <text:p text:style-name="P78"><text:soft-page-break/><text:s text:c="8"/>AcademyApi.initialize();</text:p>
      <text:p text:style-name="P78">}</text:p>
      <text:p text:style-name="P78"/>
      <text:p text:style-name="P78">&lt;/script&gt;</text:p>
      <text:p text:style-name="P43"/>
      <text:p text:style-name="P28"/>
      <text:p text:style-name="P23"><text:span text:style-name="T13">The </text:span><text:span text:style-name="T14">same notes that apply to ajaxRegisterNewsletterInterests apply here.</text:span><text:span text:style-name="T26"> <text:s/></text:span><text:span text:style-name="T27">In fact, the simpler ajaxRegisterContact function just calls ajaxRegisterNewsletterInterests with an empty interest list at the time of writing.</text:span></text:p>
      <text:p text:style-name="P48"/>
      <text:p text:style-name="P30">The object passed back to the callback function (“apiCall” in the above example) contains different information depending on the value of its “result” property. <text:s/>If result == “success”, then the apiCall object will contain:</text:p>
      <text:p text:style-name="P30"/>
      <text:p text:style-name="P31">1. <text:s/>apiCall.result == “success”</text:p>
      <table:table table:name="Table6" table:style-name="Table6">
        <table:table-column table:style-name="Table6.A"/>
        <table:table-column table:style-name="Table6.B"/>
        <table:table-column table:style-name="Table6.C"/>
        <table:table-row>
          <table:table-cell table:style-name="Table6.A1" office:value-type="string">
            <text:p text:style-name="P11">Property</text:p>
          </table:table-cell>
          <table:table-cell table:style-name="Table6.A1" office:value-type="string">
            <text:p text:style-name="P11">Type</text:p>
          </table:table-cell>
          <table:table-cell table:style-name="Table6.C1" office:value-type="string">
            <text:p text:style-name="P11">Description</text:p>
          </table:table-cell>
        </table:table-row>
        <table:table-row>
          <table:table-cell table:style-name="Table6.A2" office:value-type="string">
            <text:p text:style-name="P9">result</text:p>
          </table:table-cell>
          <table:table-cell table:style-name="Table6.B2" office:value-type="string">
            <text:p text:style-name="P9">String</text:p>
          </table:table-cell>
          <table:table-cell table:style-name="Table6.C2" office:value-type="string">
            <text:p text:style-name="P9">The final status of the api call, “success” in this case.</text:p>
          </table:table-cell>
        </table:table-row>
        <table:table-row>
          <table:table-cell table:style-name="Table6.A5" office:value-type="string">
            <text:p text:style-name="P9">contactId</text:p>
          </table:table-cell>
          <table:table-cell table:style-name="Table6.B5" office:value-type="string">
            <text:p text:style-name="P9">String</text:p>
          </table:table-cell>
          <table:table-cell table:style-name="Table6.C5" office:value-type="string">
            <text:p text:style-name="P9">The id of the contact in the Academy database.</text:p>
          </table:table-cell>
        </table:table-row>
        <table:table-row>
          <table:table-cell table:style-name="Table6.A5" office:value-type="string">
            <text:p text:style-name="P9"><text:span text:style-name="T31">r</text:span>egistered</text:p>
          </table:table-cell>
          <table:table-cell table:style-name="Table6.B5" office:value-type="string">
            <text:p text:style-name="P9">String[]</text:p>
          </table:table-cell>
          <table:table-cell table:style-name="Table6.C5" office:value-type="string">
            <text:p text:style-name="P2"><text:span text:style-name="T24">An array of interest codes that were successfully associated with the contact just saved. <text:s/></text:span><text:span text:style-name="T29">Will be empty for calls to ajaxRegisterContact.</text:span><text:span text:style-name="T24"><text:line-break/>[]</text:span></text:p>
          </table:table-cell>
        </table:table-row>
        <table:table-row>
          <table:table-cell table:style-name="Table6.A5" office:value-type="string">
            <text:p text:style-name="P9"><text:span text:style-name="T31">r</text:span>equested</text:p>
          </table:table-cell>
          <table:table-cell table:style-name="Table6.B5" office:value-type="string">
            <text:p text:style-name="P9">String[]</text:p>
          </table:table-cell>
          <table:table-cell table:style-name="Table6.C5" office:value-type="string">
            <text:p text:style-name="P2"><text:span text:style-name="T24">The array of interest codes originally requested. <text:s/></text:span><text:span text:style-name="T29">If an invalid interest code is submitted it will be ignored. <text:s/>Will be empty for calls to ajaxRegisterContact.</text:span><text:span text:style-name="T24"><text:line-break/>[]</text:span></text:p>
          </table:table-cell>
        </table:table-row>
        <table:table-row>
          <table:table-cell table:style-name="Table6.A6" office:value-type="string">
            <text:p text:style-name="P9">message</text:p>
          </table:table-cell>
          <table:table-cell table:style-name="Table6.B6" office:value-type="string">
            <text:p text:style-name="P9">String</text:p>
          </table:table-cell>
          <table:table-cell table:style-name="Table6.C6" office:value-type="string">
            <text:p text:style-name="P2"><text:span text:style-name="T24">Additional information about the </text:span><text:span text:style-name="T29">result of the</text:span><text:span text:style-name="T24"> api call.</text:span></text:p>
          </table:table-cell>
        </table:table-row>
      </table:table>
      <text:p text:style-name="P30"/>
      <text:p text:style-name="P31">2. <text:s/>apiCall.result == “failure”</text:p>
      <table:table table:name="Table7" table:style-name="Table7">
        <table:table-column table:style-name="Table7.A"/>
        <table:table-column table:style-name="Table7.B"/>
        <table:table-column table:style-name="Table7.C"/>
        <table:table-row>
          <table:table-cell table:style-name="Table7.A1" office:value-type="string">
            <text:p text:style-name="P11">Property</text:p>
          </table:table-cell>
          <table:table-cell table:style-name="Table7.A1" office:value-type="string">
            <text:p text:style-name="P11">Type</text:p>
          </table:table-cell>
          <table:table-cell table:style-name="Table7.C1" office:value-type="string">
            <text:p text:style-name="P11">Description</text:p>
          </table:table-cell>
        </table:table-row>
        <table:table-row>
          <table:table-cell table:style-name="Table7.A2" office:value-type="string">
            <text:p text:style-name="P9">result</text:p>
          </table:table-cell>
          <table:table-cell table:style-name="Table7.B2" office:value-type="string">
            <text:p text:style-name="P9">String</text:p>
          </table:table-cell>
          <table:table-cell table:style-name="Table7.C2" office:value-type="string">
            <text:p text:style-name="P2"><text:span text:style-name="T24">The final status of the api call, “</text:span><text:span text:style-name="T29">failure</text:span><text:span text:style-name="T24">” in this case.</text:span></text:p>
          </table:table-cell>
        </table:table-row>
        <table:table-row>
          <table:table-cell table:style-name="Table7.A3" office:value-type="string">
            <text:p text:style-name="P10">message</text:p>
          </table:table-cell>
          <table:table-cell table:style-name="Table7.B3" office:value-type="string">
            <text:p text:style-name="P9">String</text:p>
          </table:table-cell>
          <table:table-cell table:style-name="Table7.C3" office:value-type="string">
            <text:p text:style-name="P10">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30"/>
      <text:p text:style-name="P31">3. <text:s/>apiCall.result == “error”</text:p>
      <table:table table:name="Table8" table:style-name="Table8">
        <table:table-column table:style-name="Table8.A"/>
        <table:table-column table:style-name="Table8.B"/>
        <table:table-column table:style-name="Table8.C"/>
        <table:table-row>
          <table:table-cell table:style-name="Table8.A1" office:value-type="string">
            <text:p text:style-name="P11">Property</text:p>
          </table:table-cell>
          <table:table-cell table:style-name="Table8.A1" office:value-type="string">
            <text:p text:style-name="P11">Type</text:p>
          </table:table-cell>
          <table:table-cell table:style-name="Table8.C1" office:value-type="string">
            <text:p text:style-name="P11">Description</text:p>
          </table:table-cell>
        </table:table-row>
        <table:table-row>
          <table:table-cell table:style-name="Table8.A2" office:value-type="string">
            <text:p text:style-name="P9">result</text:p>
          </table:table-cell>
          <table:table-cell table:style-name="Table8.B2" office:value-type="string">
            <text:p text:style-name="P9">String</text:p>
          </table:table-cell>
          <table:table-cell table:style-name="Table8.C2" office:value-type="string">
            <text:p text:style-name="P2"><text:span text:style-name="T24">The final status of the api call, “</text:span><text:span text:style-name="T29">error</text:span><text:span text:style-name="T24">” in this case.</text:span></text:p>
          </table:table-cell>
        </table:table-row>
        <table:table-row>
          <table:table-cell table:style-name="Table8.A3" office:value-type="string">
            <text:p text:style-name="P10">message</text:p>
          </table:table-cell>
          <table:table-cell table:style-name="Table8.B3" office:value-type="string">
            <text:p text:style-name="P9">String</text:p>
          </table:table-cell>
          <table:table-cell table:style-name="Table8.C3" office:value-type="string">
            <text:p text:style-name="P10">A textual representation of why the call failed. <text:s/>Note that the “error” result typically occurs when there is a problem between the browser and the server, such as a lack of connectivity, or a timeout.</text:p>
          </table:table-cell>
        </table:table-row>
      </table:table>
      <text:p text:style-name="P30"/>
      <text:p text:style-name="P30"/>
      <text:p text:style-name="P30"/>
      <text:p text:style-name="P100"><text:span text:style-name="T17"/></text:p>
      <text:p text:style-name="P97"><text:span text:style-name="T19"><text:s/>a</text:span><text:span text:style-name="T17">jax</text:span><text:span text:style-name="T20">GetEventsForDateRange</text:span></text:p>
      <text:p text:style-name="P97"><text:span text:style-name="T18"/></text:p>
      <text:p text:style-name="P62"><text:span text:style-name="T21"/></text:p>
      <text:p text:style-name="P62"><text:span text:style-name="T21">Parameter</text:span><text:span text:style-name="T22"> List</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49">#</text:p>
          </table:table-cell>
          <table:table-cell table:style-name="Table10.A1" office:value-type="string">
            <text:p text:style-name="P49">Name</text:p>
          </table:table-cell>
          <table:table-cell table:style-name="Table10.A1" office:value-type="string">
            <text:p text:style-name="P49">Type</text:p>
          </table:table-cell>
          <table:table-cell table:style-name="Table10.A1" office:value-type="string">
            <text:p text:style-name="P49">Description</text:p>
          </table:table-cell>
          <table:table-cell table:style-name="Table10.A1" office:value-type="string">
            <text:p text:style-name="P49">Required</text:p>
          </table:table-cell>
          <table:table-cell table:style-name="Table10.F1" office:value-type="string">
            <text:p text:style-name="P49">Example</text:p>
          </table:table-cell>
        </table:table-row>
        <table:table-row>
          <table:table-cell table:style-name="Table10.A2" office:value-type="string">
            <text:p text:style-name="P51">1</text:p>
          </table:table-cell>
          <table:table-cell table:style-name="Table10.B2" office:value-type="string">
            <text:p text:style-name="P51"><text:span text:style-name="T32">start</text:span></text:p>
          </table:table-cell>
          <table:table-cell table:style-name="Table10.C2" office:value-type="string">
            <text:p text:style-name="P51">String/<text:span text:style-name="T32">Date</text:span></text:p>
          </table:table-cell>
          <table:table-cell table:style-name="Table10.D2" office:value-type="string">
            <text:p text:style-name="P60"><text:span text:style-name="T32">Start date for request. <text:s/>Can either be a javascript Date object or a javascript String object with the format:</text:span></text:p>
            <text:p text:style-name="P59"><text:span text:style-name="T32"><text:line-break/></text:span><text:span text:style-name="T5">yyyy-MM-dd hh:mm:ss</text:span></text:p>
          </table:table-cell>
          <table:table-cell table:style-name="Table10.E2" office:value-type="string">
            <text:p text:style-name="P51">Yes</text:p>
          </table:table-cell>
          <table:table-cell table:style-name="Table10.F2" office:value-type="string">
            <text:p text:style-name="P51"><text:span text:style-name="T32">2014-02-01 10:00:00</text:span></text:p>
          </table:table-cell>
        </table:table-row>
        <table:table-row>
          <table:table-cell table:style-name="Table10.A3" office:value-type="string">
            <text:p text:style-name="P51">2</text:p>
          </table:table-cell>
          <table:table-cell table:style-name="Table10.B3" office:value-type="string">
            <text:p text:style-name="P51"><text:span text:style-name="T32">end</text:span></text:p>
          </table:table-cell>
          <table:table-cell table:style-name="Table10.C3" office:value-type="string">
            <text:p text:style-name="P51">String/<text:span text:style-name="T32">Date</text:span></text:p>
          </table:table-cell>
          <table:table-cell table:style-name="Table10.D3" office:value-type="string">
            <text:p text:style-name="P51"><text:span text:style-name="T32">End date for the request. <text:s/>Can either be a javascript Date object or a javascript String object with the format:</text:span></text:p>
            <text:p text:style-name="P51"><text:span text:style-name="T32"/></text:p>
            <text:p text:style-name="P59"><text:span text:style-name="T5">yyyy-MM-dd hh:mm:ss</text:span></text:p>
          </table:table-cell>
          <table:table-cell table:style-name="Table10.E3" office:value-type="string">
            <text:p text:style-name="P51">Yes</text:p>
          </table:table-cell>
          <table:table-cell table:style-name="Table10.F3" office:value-type="string">
            <text:p text:style-name="P51"><text:span text:style-name="T32">2014-02-08 17:00:00</text:span></text:p>
          </table:table-cell>
        </table:table-row>
        <table:table-row>
          <table:table-cell table:style-name="Table10.A4" office:value-type="string">
            <text:p text:style-name="P51">3</text:p>
          </table:table-cell>
          <table:table-cell table:style-name="Table10.B4" office:value-type="string">
            <text:p text:style-name="P51"><text:span text:style-name="T32">resourceId</text:span></text:p>
          </table:table-cell>
          <table:table-cell table:style-name="Table10.C4" office:value-type="string">
            <text:p text:style-name="P51"><text:span text:style-name="T32">int</text:span></text:p>
          </table:table-cell>
          <table:table-cell table:style-name="Table10.D4" office:value-type="string">
            <text:p text:style-name="P51"><text:span text:style-name="T32">An id representing a specific resource to which the event list should be constrained. <text:s/>Should be one of the values returned from the ajaxGetResources function. <text:s/>If null, events for all resources are returned.</text:span></text:p>
          </table:table-cell>
          <table:table-cell table:style-name="Table10.E4" office:value-type="string">
            <text:p text:style-name="P51"><text:span text:style-name="T32">No</text:span></text:p>
          </table:table-cell>
          <table:table-cell table:style-name="Table10.F4" office:value-type="string">
            <text:p text:style-name="P51"><text:span text:style-name="T32">73</text:span></text:p>
          </table:table-cell>
        </table:table-row>
      </table:table>
      <text:p text:style-name="P75"><text:s/></text:p>
      <text:p text:style-name="P72">The <text:span text:style-name="T32">ajaxGetEventsForDateRange</text:span> function accepts <text:span text:style-name="T32">a date range (specifed as start and end) and an optional</text:span> <text:span text:style-name="T32">resource id, and returns a list of all events occurring between those two dates. <text:s/>If the resource id is provided it is further filtered to just produce a list of events between the specified dates that are associated with the given resource (typically a room).</text:span></text:p>
      <text:p text:style-name="P72"><text:span text:style-name="T32"/></text:p>
      <text:p text:style-name="P101">&lt;script src="../resources/js/academy-api.js"&gt;&lt;/script&gt;</text:p>
      <text:p text:style-name="P101">&lt;form&gt;</text:p>
      <text:p text:style-name="P101"><text:tab/>&lt;input id='<text:span text:style-name="T32">start</text:span>' name='<text:span text:style-name="T32">start</text:span>'/&gt;&lt;br/&gt;</text:p>
      <text:p text:style-name="P101"><text:tab/>&lt;input id='<text:span text:style-name="T32">end</text:span>' name='<text:span text:style-name="T32">end</text:span>'/&gt;&lt;br/&gt;</text:p>
      <text:p text:style-name="P101"><text:tab/>&lt;input id='<text:span text:style-name="T32">resourceId</text:span>' name='<text:span text:style-name="T32">resourceId</text:span>'/&gt;&lt;br/&gt;</text:p>
      <text:p text:style-name="P102"><text:tab/>&lt;input type='button' onclick='<text:span text:style-name="T32">myLoadEventsFunction</text:span>()'/&gt;</text:p>
      <text:p text:style-name="P101"><text:span text:style-name="T32">&lt;/form&gt;</text:span></text:p>
      <text:p text:style-name="P101"><text:span text:style-name="T32"/></text:p>
      <text:p text:style-name="P64"><text:span text:style-name="T32"/></text:p>
      <text:p text:style-name="P77">&lt;script&gt;</text:p>
      <text:p text:style-name="P80">function <text:span text:style-name="T32">myLoadEventsFunction</text:span>() {</text:p>
      <text:p text:style-name="P80"><text:tab/>var <text:span text:style-name="T32">start</text:span> <text:tab/>= $(“#<text:span text:style-name="T32">start</text:span>”).val();<text:tab/><text:tab/>//has value like “<text:span text:style-name="T32">2014-02-01 10:00:00</text:span>”</text:p>
      <text:p text:style-name="P80"><text:tab/>var <text:span text:style-name="T32">end</text:span> <text:tab/>= $(“#<text:span text:style-name="T32">end</text:span>”).val();<text:tab/><text:tab/>//has value like “<text:span text:style-name="T32">2014-02-05 17:00:00</text:span>”</text:p>
      <text:p text:style-name="P80"><text:tab/>var <text:span text:style-name="T32">resourceId</text:span> = $(“#<text:span text:style-name="T32">resourceId</text:span>”).val();<text:tab/>//has value like “<text:span text:style-name="T32">73</text:span>”</text:p>
      <text:p text:style-name="P80"/>
      <text:p text:style-name="P80"><text:tab/>var callback = function(apiCall) {</text:p>
      <text:p text:style-name="P80"><text:tab/><text:tab/>if (apiCall.result == “success”)</text:p>
      <text:p text:style-name="P80"><text:tab/><text:tab/><text:tab/>doSuccessfullThing(apiCall);</text:p>
      <text:p text:style-name="P80"><text:tab/><text:tab/>else if (apiCall.result == “failure”)</text:p>
      <text:p text:style-name="P80"><text:tab/><text:tab/><text:tab/>doFailureThing(apiCall);</text:p>
      <text:p text:style-name="P80"><text:tab/><text:tab/>else if (apiCall.result == “error”)</text:p>
      <text:p text:style-name="P80"><text:tab/><text:tab/><text:tab/>doErrorThing(apiCall);</text:p>
      <text:p text:style-name="P80"><text:tab/>}</text:p>
      <text:p text:style-name="P80"/>
      <text:p text:style-name="P84"><text:span text:style-name="T12"><text:tab/></text:span><text:span text:style-name="T8">AcademyApi.</text:span><text:span text:style-name="T5">ajaxGetEventsForDateRange</text:span><text:span text:style-name="T8">(</text:span><text:span text:style-name="T5">start, end, resourceId</text:span><text:span text:style-name="T8">, callback);</text:span></text:p>
      <text:p text:style-name="P80">}</text:p>
      <text:p text:style-name="P80"/>
      <text:p text:style-name="P80">function doSuccessfulThing(apiCall) {</text:p>
      <text:p text:style-name="P84"><text:span text:style-name="T12"><text:tab/>alert(“Success, </text:span><text:span text:style-name="T15">found</text:span><text:span text:style-name="T14"> “ + apiCall.</text:span><text:span text:style-name="T15">events.length + “ events!”</text:span><text:span text:style-name="T14">)</text:span><text:span text:style-name="T12">;</text:span></text:p>
      <text:p text:style-name="P80">}</text:p>
      <text:p text:style-name="P80"/>
      <text:p text:style-name="P80">function doFailureThing(apiCall) {</text:p>
      <text:p text:style-name="P80"><text:tab/>var failureMessage = apiCall.message;</text:p>
      <text:p text:style-name="P80"><text:tab/>alert(“Failure, the associated message was “ + failureMessage);</text:p>
      <text:p text:style-name="P80">}</text:p>
      <text:p text:style-name="P80"/>
      <text:p text:style-name="P80">function doErrorThing(apiCall) {</text:p>
      <text:p text:style-name="P80"><text:tab/>var errorMessage = apiCall.message;</text:p>
      <text:p text:style-name="P80"><text:tab/>alert(“Error, the associated message was “ + errorMessage);</text:p>
      <text:p text:style-name="P80">}</text:p>
      <text:p text:style-name="P80"/>
      <text:p text:style-name="P77">$(function() {</text:p>
      <text:p text:style-name="P77"><text:soft-page-break/><text:s text:c="8"/>AcademyApi.initialize();</text:p>
      <text:p text:style-name="P77">}</text:p>
      <text:p text:style-name="P77"/>
      <text:p text:style-name="P77"><text:span text:style-name="T32">&lt;/script&gt;</text:span></text:p>
      <text:p text:style-name="P76"><text:span text:style-name="T32"/></text:p>
      <text:p text:style-name="P76"><text:span text:style-name="T32"/></text:p>
      <text:p text:style-name="P73"><text:span text:style-name="T32">The </text:span><text:span text:style-name="T52">callback function will be called with apiCall.result equal to one of three values: <text:s/>“success”, “failure” or “error”. <text:s/>The following tables indicate data available in each case.</text:span></text:p>
      <text:p text:style-name="P73"><text:span text:style-name="T32"/></text:p>
      <text:p text:style-name="P76"><text:span text:style-name="T32"/></text:p>
      <text:p text:style-name="P70">1. <text:s/>apiCall.result == “success”</text:p>
      <table:table table:name="Table13" table:style-name="Table13">
        <table:table-column table:style-name="Table13.A"/>
        <table:table-column table:style-name="Table13.B"/>
        <table:table-column table:style-name="Table13.C"/>
        <table:table-row>
          <table:table-cell table:style-name="Table13.A1" office:value-type="string">
            <text:p text:style-name="P50">Property</text:p>
          </table:table-cell>
          <table:table-cell table:style-name="Table13.A1" office:value-type="string">
            <text:p text:style-name="P50">Type</text:p>
          </table:table-cell>
          <table:table-cell table:style-name="Table13.C1" office:value-type="string">
            <text:p text:style-name="P50">Description</text:p>
          </table:table-cell>
        </table:table-row>
        <table:table-row>
          <table:table-cell table:style-name="Table13.A2" office:value-type="string">
            <text:p text:style-name="P52">result</text:p>
          </table:table-cell>
          <table:table-cell table:style-name="Table13.B2" office:value-type="string">
            <text:p text:style-name="P52">String</text:p>
          </table:table-cell>
          <table:table-cell table:style-name="Table13.C2" office:value-type="string">
            <text:p text:style-name="P52">The final status of the api call, “success” in this case.</text:p>
          </table:table-cell>
        </table:table-row>
        <table:table-row>
          <table:table-cell table:style-name="Table13.A3" office:value-type="string">
            <text:p text:style-name="P52"><text:span text:style-name="T52">message</text:span></text:p>
          </table:table-cell>
          <table:table-cell table:style-name="Table13.B3" office:value-type="string">
            <text:p text:style-name="P52">String</text:p>
          </table:table-cell>
          <table:table-cell table:style-name="Table13.C3" office:value-type="string">
            <text:p text:style-name="P52"><text:span text:style-name="T52">Summary of the result of the function call.</text:span></text:p>
          </table:table-cell>
        </table:table-row>
        <table:table-row>
          <table:table-cell table:style-name="Table13.A4" office:value-type="string">
            <text:p text:style-name="P52"><text:span text:style-name="T52">events</text:span></text:p>
          </table:table-cell>
          <table:table-cell table:style-name="Table13.B4" office:value-type="string">
            <text:p text:style-name="P52"><text:span text:style-name="T52">Object array</text:span></text:p>
          </table:table-cell>
          <table:table-cell table:style-name="Table13.C4" office:value-type="string">
            <text:p text:style-name="P52">An array of <text:span text:style-name="T52">event objects that fall within the specified date range, potentially additionally constrained by a specified resource Id.</text:span><text:line-break/><text:line-break/><text:span text:style-name="T52">See </text:span><text:span text:style-name="T10">Event Object</text:span><text:span text:style-name="T16">, below.</text:span></text:p>
          </table:table-cell>
        </table:table-row>
      </table:table>
      <text:p text:style-name="P69"/>
      <text:p text:style-name="P70">2. <text:s/>apiCall.result == “failure”</text:p>
      <table:table table:name="Table14" table:style-name="Table14">
        <table:table-column table:style-name="Table14.A"/>
        <table:table-column table:style-name="Table14.B"/>
        <table:table-column table:style-name="Table14.C"/>
        <table:table-row>
          <table:table-cell table:style-name="Table14.A1" office:value-type="string">
            <text:p text:style-name="P50">Property</text:p>
          </table:table-cell>
          <table:table-cell table:style-name="Table14.A1" office:value-type="string">
            <text:p text:style-name="P50">Type</text:p>
          </table:table-cell>
          <table:table-cell table:style-name="Table14.C1" office:value-type="string">
            <text:p text:style-name="P50">Description</text:p>
          </table:table-cell>
        </table:table-row>
        <table:table-row>
          <table:table-cell table:style-name="Table14.A2" office:value-type="string">
            <text:p text:style-name="P52">result</text:p>
          </table:table-cell>
          <table:table-cell table:style-name="Table14.B2" office:value-type="string">
            <text:p text:style-name="P52">String</text:p>
          </table:table-cell>
          <table:table-cell table:style-name="Table14.C2" office:value-type="string">
            <text:p text:style-name="P54"><text:span text:style-name="T24">The final status of the api call, “</text:span><text:span text:style-name="T29">failure</text:span><text:span text:style-name="T24">” in this case.</text:span></text:p>
          </table:table-cell>
        </table:table-row>
        <table:table-row>
          <table:table-cell table:style-name="Table14.A3" office:value-type="string">
            <text:p text:style-name="P53">message</text:p>
          </table:table-cell>
          <table:table-cell table:style-name="Table14.B3" office:value-type="string">
            <text:p text:style-name="P52">String</text:p>
          </table:table-cell>
          <table:table-cell table:style-name="Table14.C3" office:value-type="string">
            <text:p text:style-name="P53">A textual representation of why the call failed. <text:s/>Note that the “failure” result typically occurs when the server successfully received the request to <text:span text:style-name="T52">load events</text:span>, but there was a problem actually executing that request.</text:p>
          </table:table-cell>
        </table:table-row>
      </table:table>
      <text:p text:style-name="P69"/>
      <text:p text:style-name="P70">3. <text:s/>apiCall.result == “error”</text:p>
      <table:table table:name="Table15" table:style-name="Table15">
        <table:table-column table:style-name="Table15.A"/>
        <table:table-column table:style-name="Table15.B"/>
        <table:table-column table:style-name="Table15.C"/>
        <table:table-row>
          <table:table-cell table:style-name="Table15.A1" office:value-type="string">
            <text:p text:style-name="P50">Property</text:p>
          </table:table-cell>
          <table:table-cell table:style-name="Table15.A1" office:value-type="string">
            <text:p text:style-name="P50">Type</text:p>
          </table:table-cell>
          <table:table-cell table:style-name="Table15.C1" office:value-type="string">
            <text:p text:style-name="P50">Description</text:p>
          </table:table-cell>
        </table:table-row>
        <table:table-row>
          <table:table-cell table:style-name="Table15.A2" office:value-type="string">
            <text:p text:style-name="P52">result</text:p>
          </table:table-cell>
          <table:table-cell table:style-name="Table15.B2" office:value-type="string">
            <text:p text:style-name="P52">String</text:p>
          </table:table-cell>
          <table:table-cell table:style-name="Table15.C2" office:value-type="string">
            <text:p text:style-name="P54"><text:span text:style-name="T24">The final status of the api call, “</text:span><text:span text:style-name="T29">error</text:span><text:span text:style-name="T24">” in this case.</text:span></text:p>
          </table:table-cell>
        </table:table-row>
        <table:table-row>
          <table:table-cell table:style-name="Table15.A3" office:value-type="string">
            <text:p text:style-name="P53">message</text:p>
          </table:table-cell>
          <table:table-cell table:style-name="Table15.B3" office:value-type="string">
            <text:p text:style-name="P52">String</text:p>
          </table:table-cell>
          <table:table-cell table:style-name="Table15.C3" office:value-type="string">
            <text:p text:style-name="P53">A textual representation of why the call failed. <text:s/>Note that the “error” result typically occurs when there is a problem between the browser and the server, such as a lack of connectivity, or a timeout.</text:p>
          </table:table-cell>
        </table:table-row>
      </table:table>
      <text:p text:style-name="P69"><text:span text:style-name="T32"/></text:p>
      <text:p text:style-name="P69"><text:span text:style-name="T32"/></text:p>
      <text:p text:style-name="P69"><text:span text:style-name="T32"/></text:p>
      <text:p text:style-name="P71"><text:span text:style-name="T52">Event Object</text:span></text:p>
      <text:p text:style-name="P71"><text:span text:style-name="T52"/></text:p>
      <text:p text:style-name="P64"><text:span text:style-name="T32">Each event object </text:span><text:span text:style-name="T51">returned </text:span><text:span text:style-name="T32">has the following properti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1"><text:span text:style-name="T33">property</text:span></text:p>
          </table:table-cell>
          <table:table-cell table:style-name="Table11.A1" office:value-type="string">
            <text:p text:style-name="P57"><text:span text:style-name="T33">description</text:span></text:p>
          </table:table-cell>
          <table:table-cell table:style-name="Table11.A1" office:value-type="string">
            <text:p text:style-name="P58"><text:span text:style-name="T33">example</text:span></text:p>
          </table:table-cell>
        </table:table-row>
        <table:table-row>
          <table:table-cell table:style-name="Table11.A2" office:value-type="string">
            <text:p text:style-name="P55"><text:span text:style-name="T33">id</text:span></text:p>
          </table:table-cell>
          <table:table-cell table:style-name="Table11.B2" office:value-type="string">
            <text:p text:style-name="P55"><text:span text:style-name="T33">Id of the event in the eGalaxy system</text:span></text:p>
          </table:table-cell>
          <table:table-cell table:style-name="Table11.C2" office:value-type="string">
            <text:p text:style-name="P55"><text:span text:style-name="T33">34427</text:span></text:p>
          </table:table-cell>
        </table:table-row>
        <table:table-row>
          <table:table-cell table:style-name="Table11.A13" office:value-type="string">
            <text:p text:style-name="P55"><text:span text:style-name="T33">name</text:span></text:p>
          </table:table-cell>
          <table:table-cell table:style-name="Table11.B13" office:value-type="string">
            <text:p text:style-name="P55"><text:span text:style-name="T33">Name of the event, suitable for display</text:span></text:p>
          </table:table-cell>
          <table:table-cell table:style-name="Table11.C13" office:value-type="string">
            <text:p text:style-name="P55"><text:span text:style-name="T33">Rock Fund: <text:s/>Geology</text:span></text:p>
          </table:table-cell>
        </table:table-row>
        <table:table-row>
          <table:table-cell table:style-name="Table11.A13" office:value-type="string">
            <text:p text:style-name="P55"><text:span text:style-name="T33">startDateTime</text:span></text:p>
          </table:table-cell>
          <table:table-cell table:style-name="Table11.B13" office:value-type="string">
            <text:p text:style-name="P55"><text:span text:style-name="T52">Timestamp, s</text:span><text:span text:style-name="T33">tart of the event</text:span><text:span text:style-name="T10">(1)</text:span></text:p>
          </table:table-cell>
          <table:table-cell table:style-name="Table11.C13" office:value-type="string">
            <text:p text:style-name="P106"><text:span text:style-name="T34">Mon, 3 Mar 2014 08:00:00 -0800</text:span></text:p>
          </table:table-cell>
        </table:table-row>
        <table:table-row>
          <table:table-cell table:style-name="Table11.A13" office:value-type="string">
            <text:p text:style-name="P55"><text:span text:style-name="T33">endDateTime</text:span></text:p>
          </table:table-cell>
          <table:table-cell table:style-name="Table11.B13" office:value-type="string">
            <text:p text:style-name="P54"><text:span text:style-name="T52">Timestamp, end of the event</text:span><text:span text:style-name="T10">(1)</text:span></text:p>
          </table:table-cell>
          <table:table-cell table:style-name="Table11.C13" office:value-type="string">
            <text:p text:style-name="P106"><text:span text:style-name="T34">Thu, 27 Mar 2014 08:00:00 -0700</text:span></text:p>
          </table:table-cell>
        </table:table-row>
        <table:table-row>
          <table:table-cell table:style-name="Table11.A13" office:value-type="string">
            <text:p text:style-name="P55"><text:span text:style-name="T33">typeId</text:span></text:p>
          </table:table-cell>
          <table:table-cell table:style-name="Table11.B13" office:value-type="string">
            <text:p text:style-name="P55"><text:span text:style-name="T33">Event Type Id in the eGalaxy system</text:span></text:p>
          </table:table-cell>
          <table:table-cell table:style-name="Table11.C13" office:value-type="string">
            <text:p text:style-name="P55"><text:span text:style-name="T33">12</text:span></text:p>
          </table:table-cell>
        </table:table-row>
        <table:table-row>
          <table:table-cell table:style-name="Table11.A13" office:value-type="string">
            <text:p text:style-name="P55"><text:span text:style-name="T33">onSaleDateTime</text:span></text:p>
          </table:table-cell>
          <table:table-cell table:style-name="Table11.B13" office:value-type="string">
            <text:p text:style-name="P55"><text:span text:style-name="T52">Timestamp, when </text:span><text:span text:style-name="T33">event </text:span><text:span text:style-name="T52">becomes</text:span><text:span text:style-name="T33"> available for purchase</text:span><text:span text:style-name="T10">(1)</text:span></text:p>
          </table:table-cell>
          <table:table-cell table:style-name="Table11.C13" office:value-type="string">
            <text:p text:style-name="P106"><text:span text:style-name="T34">Tue, 22 Oct 2013 00:00:00 -0700</text:span></text:p>
          </table:table-cell>
        </table:table-row>
        <table:table-row>
          <table:table-cell table:style-name="Table11.A13" office:value-type="string">
            <text:p text:style-name="P55"><text:span text:style-name="T33">offSaleDateTime</text:span></text:p>
          </table:table-cell>
          <table:table-cell table:style-name="Table11.B13" office:value-type="string">
            <text:p text:style-name="P55"><text:span text:style-name="T52">Timestamp, when</text:span><text:span text:style-name="T33"> event </text:span><text:span text:style-name="T52">becomes</text:span><text:span text:style-name="T33"> unavailable for purchase</text:span><text:span text:style-name="T10">(1)</text:span></text:p>
          </table:table-cell>
          <table:table-cell table:style-name="Table11.C13" office:value-type="string">
            <text:p text:style-name="P106"><text:span text:style-name="T34">Mon, 3 Mar 2014 08:00:00 -0800</text:span></text:p>
          </table:table-cell>
        </table:table-row>
        <table:table-row>
          <table:table-cell table:style-name="Table11.A13" office:value-type="string">
            <text:p text:style-name="P55"><text:span text:style-name="T33">resourceId</text:span></text:p>
          </table:table-cell>
          <table:table-cell table:style-name="Table11.B13" office:value-type="string">
            <text:p text:style-name="P55"><text:span text:style-name="T33">Resource (room) associated with the event</text:span><text:span text:style-name="T10">(2)</text:span></text:p>
          </table:table-cell>
          <table:table-cell table:style-name="Table11.C13" office:value-type="string">
            <text:p text:style-name="P55"><text:span text:style-name="T33">130</text:span></text:p>
          </table:table-cell>
        </table:table-row>
        <table:table-row>
          <table:table-cell table:style-name="Table11.A13" office:value-type="string">
            <text:p text:style-name="P55"><text:span text:style-name="T33">userEventNumber</text:span></text:p>
          </table:table-cell>
          <table:table-cell table:style-name="Table11.B13" office:value-type="string">
            <text:p text:style-name="P55"><text:span text:style-name="T42">Venue-assigned event identifier </text:span></text:p>
          </table:table-cell>
          <table:table-cell table:style-name="Table11.C13" office:value-type="string">
            <text:p text:style-name="P55"><text:span text:style-name="T33">0</text:span></text:p>
          </table:table-cell>
        </table:table-row>
        <table:table-row>
          <table:table-cell table:style-name="Table11.A13" office:value-type="string">
            <text:p text:style-name="P55"><text:span text:style-name="T33">available</text:span></text:p>
          </table:table-cell>
          <table:table-cell table:style-name="Table11.B13" office:value-type="string">
            <text:p text:style-name="P55"><text:span text:style-name="T33">Number of tickets available </text:span><text:span text:style-name="T50">(not currently supported)</text:span></text:p>
          </table:table-cell>
          <table:table-cell table:style-name="Table11.C13" office:value-type="string">
            <text:p text:style-name="P55"><text:span text:style-name="T33">0</text:span></text:p>
          </table:table-cell>
        </table:table-row>
        <table:table-row>
          <table:table-cell table:style-name="Table11.A13" office:value-type="string">
            <text:p text:style-name="P55"><text:span text:style-name="T33">status</text:span></text:p>
          </table:table-cell>
          <table:table-cell table:style-name="Table11.B13" office:value-type="string">
            <text:p text:style-name="P55"><text:span text:style-name="T33">Status of the event (see </text:span><text:span text:style-name="T6">Event Statuses </text:span><text:span text:style-name="T33">below)</text:span></text:p>
          </table:table-cell>
          <table:table-cell table:style-name="Table11.C13" office:value-type="string">
            <text:p text:style-name="P55"><text:span text:style-name="T33">2</text:span></text:p>
          </table:table-cell>
        </table:table-row>
        <table:table-row>
          <table:table-cell table:style-name="Table11.A13" office:value-type="string">
            <text:p text:style-name="P55"><text:span text:style-name="T33">roster</text:span></text:p>
          </table:table-cell>
          <table:table-cell table:style-name="Table11.B13" office:value-type="string">
            <text:p text:style-name="P55"><text:span text:style-name="T42">Determines if the event requires roster information </text:span></text:p>
          </table:table-cell>
          <table:table-cell table:style-name="Table11.C13" office:value-type="string">
            <text:p text:style-name="P55"><text:span text:style-name="T33">true or false</text:span></text:p>
          </table:table-cell>
        </table:table-row>
        <table:table-row>
          <table:table-cell table:style-name="Table11.A14" office:value-type="string">
            <text:p text:style-name="P55"><text:span text:style-name="T33">private</text:span></text:p>
          </table:table-cell>
          <table:table-cell table:style-name="Table11.B14" office:value-type="string">
            <text:p text:style-name="P94"><text:span text:style-name="T42">Indicates if the event is private</text:span></text:p>
          </table:table-cell>
          <table:table-cell table:style-name="Table11.C14" office:value-type="string">
            <text:p text:style-name="P55"><text:span text:style-name="T33">true or false</text:span></text:p>
          </table:table-cell>
        </table:table-row>
      </table:table>
      <text:p text:style-name="P64"><text:span text:style-name="T32"/></text:p>
      <text:p text:style-name="P66"><text:span text:style-name="T10">Note 1</text:span><text:span text:style-name="T52">: <text:s/>All timestamp values are suitable for use by the javascript Date.parse() function as well as to construct a javascript Date (using new Date(dateString)).</text:span></text:p>
      <text:p text:style-name="P66"><text:soft-page-break/><text:span text:style-name="T52"/></text:p>
      <text:p text:style-name="P65"><text:span text:style-name="T7">Note </text:span><text:span text:style-name="T10">2</text:span><text:span text:style-name="T51">: <text:s/>Lookup of resources (to associate an id to a name) is not currently available at time of writing, but should be available in the near future.</text:span></text:p>
      <text:p text:style-name="P65"><text:span text:style-name="T32"/></text:p>
      <text:p text:style-name="P67"><text:span text:style-name="T33">Event Statuses</text:span></text:p>
      <table:table table:name="Table12" table:style-name="Table12">
        <table:table-column table:style-name="Table12.A"/>
        <table:table-column table:style-name="Table12.B"/>
        <table:table-row table:style-name="Table12.1">
          <table:table-cell table:style-name="Table12.A1" office:value-type="string">
            <text:p text:style-name="P92">0 </text:p>
          </table:table-cell>
          <table:table-cell table:style-name="Table12.A1" office:value-type="string">
            <text:p text:style-name="P92">Event is available for sale </text:p>
          </table:table-cell>
        </table:table-row>
        <table:table-row table:style-name="Table12.1">
          <table:table-cell table:style-name="Table12.A2" office:value-type="string">
            <text:p text:style-name="P93"><text:span text:style-name="T33">1</text:span></text:p>
          </table:table-cell>
          <table:table-cell table:style-name="Table12.A2" office:value-type="string">
            <text:p text:style-name="P93"><text:span text:style-name="T33">Event is not on sale</text:span></text:p>
          </table:table-cell>
        </table:table-row>
        <table:table-row table:style-name="Table12.1">
          <table:table-cell table:style-name="Table12.A2" office:value-type="string">
            <text:p text:style-name="P93"><text:span text:style-name="T33">2</text:span></text:p>
          </table:table-cell>
          <table:table-cell table:style-name="Table12.A2" office:value-type="string">
            <text:p text:style-name="P93"><text:span text:style-name="T33">Event is sold out – no tickets available </text:span></text:p>
          </table:table-cell>
        </table:table-row>
      </table:table>
      <text:p text:style-name="P89"><text:span text:style-name="T35"/></text:p>
      <text:p text:style-name="P90"><text:span text:style-name="T38">This function call:</text:span></text:p>
      <text:p text:style-name="P90"><text:span text:style-name="T38"/></text:p>
      <text:p text:style-name="P87"><text:span text:style-name="T47">AcademyApi.</text:span><text:span text:style-name="T48">ajaxGetEventsForDateRange</text:span><text:span text:style-name="T47">(“</text:span><text:span text:style-name="T49">2014-03-02 00:00:00”</text:span><text:span text:style-name="T48">, “</text:span><text:span text:style-name="T49">2014-03-03 00:00:00”</text:span><text:span text:style-name="T48">, </text:span><text:span text:style-name="T49">null</text:span><text:span text:style-name="T47">, callback);</text:span></text:p>
      <text:p text:style-name="P90"><text:span text:style-name="T38"/></text:p>
      <text:p text:style-name="P91"><text:span text:style-name="T38">Will result in the</text:span><text:span text:style-name="T36"> </text:span><text:span text:style-name="T38">object </text:span><text:span text:style-name="T39">below</text:span><text:span text:style-name="T38"> being passed to your callback function </text:span><text:span text:style-name="T39">(</text:span><text:span text:style-name="T46">doSuccessfulThing</text:span><text:span text:style-name="T39"> in the listing above)</text:span><text:span text:style-name="T37">: </text:span></text:p>
      <text:p text:style-name="P108"><text:span text:style-name="T36"/></text:p>
      <text:p text:style-name="P107"><text:span text:style-name="T43">{</text:span></text:p>
      <text:p text:style-name="P107"><text:span text:style-name="T43"><text:s text:c="4"/>"result": "success",</text:span></text:p>
      <text:p text:style-name="P107"><text:span text:style-name="T43"><text:s text:c="4"/>"message": "8 events retrieved",</text:span></text:p>
      <text:p text:style-name="P107"><text:span text:style-name="T43"><text:s text:c="4"/>"events": [</text:span></text:p>
      <text:p text:style-name="P107"><text:span text:style-name="T43"><text:s text:c="8"/>{</text:span></text:p>
      <text:p text:style-name="P107"><text:span text:style-name="T43"><text:s text:c="12"/>"id": "34427",</text:span></text:p>
      <text:p text:style-name="P107"><text:span text:style-name="T43"><text:s text:c="12"/>"name": "Classroom Kit Rental",</text:span></text:p>
      <text:p text:style-name="P107"><text:span text:style-name="T43"><text:s text:c="12"/>"startDateTime": "Mon, 3 Mar 2014 08:00:00 -0800",</text:span></text:p>
      <text:p text:style-name="P107"><text:span text:style-name="T43"><text:s text:c="12"/>"endDateTime": "Thu, 27 Mar 2014 08:00:00 -0700",</text:span></text:p>
      <text:p text:style-name="P107"><text:span text:style-name="T43"><text:s text:c="12"/>"typeId": "7",</text:span></text:p>
      <text:p text:style-name="P107"><text:span text:style-name="T43"><text:s text:c="12"/>"onSaleDateTime": "Tue, 22 Oct 2013 00:00:00 -0700",</text:span></text:p>
      <text:p text:style-name="P107"><text:span text:style-name="T43"><text:s text:c="12"/>"offSaleDateTime": "Mon, 3 Mar 2014 08:00:00 -0800",</text:span></text:p>
      <text:p text:style-name="P107"><text:span text:style-name="T43"><text:s text:c="12"/>"resourceId": "73",</text:span></text:p>
      <text:p text:style-name="P107"><text:span text:style-name="T43"><text:s text:c="12"/>"userEventNumber": "0",</text:span></text:p>
      <text:p text:style-name="P107"><text:span text:style-name="T43"><text:s text:c="12"/>"available": "0",</text:span></text:p>
      <text:p text:style-name="P107"><text:span text:style-name="T43"><text:s text:c="12"/>"status": "2",</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8"/>{</text:span></text:p>
      <text:p text:style-name="P107"><text:span text:style-name="T43"><text:s text:c="12"/>"id": "33906",</text:span></text:p>
      <text:p text:style-name="P107"><text:span text:style-name="T43"><text:s text:c="12"/>"name": "Rock Fund: Geology",</text:span></text:p>
      <text:p text:style-name="P107"><text:span text:style-name="T43"><text:s text:c="12"/>"startDateTime": "Mon, 3 Mar 2014 09:30:00 -0800",</text:span></text:p>
      <text:p text:style-name="P107"><text:span text:style-name="T43"><text:s text:c="12"/>"endDateTime": "Mon, 3 Mar 2014 10:40:00 -0800",</text:span></text:p>
      <text:p text:style-name="P107"><text:span text:style-name="T43"><text:s text:c="12"/>"typeId": "12",</text:span></text:p>
      <text:p text:style-name="P107"><text:span text:style-name="T43"><text:s text:c="12"/>"onSaleDateTime": "Tue, 30 Apr 2013 00:00:00 -0700",</text:span></text:p>
      <text:p text:style-name="P107"><text:span text:style-name="T43"><text:s text:c="12"/>"offSaleDateTime": "Mon, 3 Mar 2014 17:15:00 -0800",</text:span></text:p>
      <text:p text:style-name="P107"><text:span text:style-name="T43"><text:s text:c="12"/>"resourceId": "130",</text:span></text:p>
      <text:p text:style-name="P107"><text:span text:style-name="T43"><text:s text:c="12"/>"userEventNumber": "0",</text:span></text:p>
      <text:p text:style-name="P107"><text:span text:style-name="T43"><text:s text:c="12"/>"available": "0",</text:span></text:p>
      <text:p text:style-name="P107"><text:span text:style-name="T43"><text:s text:c="12"/>"status": "2",</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8"/>{</text:span></text:p>
      <text:p text:style-name="P107"><text:span text:style-name="T43"><text:s text:c="12"/>"id": "31659",</text:span></text:p>
      <text:p text:style-name="P107"><text:span text:style-name="T43"><text:s text:c="12"/>"name": "Behind-the-Scenes: Aquarium",</text:span></text:p>
      <text:p text:style-name="P107"><text:span text:style-name="T43"><text:s text:c="12"/>"startDateTime": "Mon, 3 Mar 2014 10:00:00 -0800",</text:span></text:p>
      <text:p text:style-name="P107"><text:span text:style-name="T43"><text:s text:c="12"/>"endDateTime": "Mon, 3 Mar 2014 11:00:00 -0800",</text:span></text:p>
      <text:p text:style-name="P107"><text:span text:style-name="T43"><text:s text:c="12"/>"typeId": "84",</text:span></text:p>
      <text:p text:style-name="P107"><text:span text:style-name="T43"><text:s text:c="12"/>"onSaleDateTime": "Thu, 18 Apr 2013 09:00:00 -0700",</text:span></text:p>
      <text:p text:style-name="P107"><text:span text:style-name="T43"><text:s text:c="12"/>"offSaleDateTime": "Mon, 3 Mar 2014 10:05:00 -0800",</text:span></text:p>
      <text:p text:style-name="P107"><text:span text:style-name="T43"><text:s text:c="12"/>"resourceId": "224",</text:span></text:p>
      <text:p text:style-name="P107"><text:span text:style-name="T43"><text:s text:c="12"/>"userEventNumber": "0",</text:span></text:p>
      <text:p text:style-name="P107"><text:span text:style-name="T43"><text:s text:c="12"/>"available": "14",</text:span></text:p>
      <text:p text:style-name="P107"><text:span text:style-name="T43"><text:s text:c="12"/>"status": "0",</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8"/>{</text:span></text:p>
      <text:p text:style-name="P107"><text:span text:style-name="T43"><text:s text:c="12"/>"id": "32784",</text:span></text:p>
      <text:p text:style-name="P107"><text:span text:style-name="T43"><text:s text:c="12"/>"name": "School Group Visit",</text:span></text:p>
      <text:p text:style-name="P107"><text:span text:style-name="T43"><text:s text:c="12"/>"startDateTime": "Mon, 3 Mar 2014 10:30:00 -0800",</text:span></text:p>
      <text:p text:style-name="P107"><text:span text:style-name="T43"><text:s text:c="12"/>"endDateTime": "Mon, 3 Mar 2014 17:00:00 -0800",</text:span></text:p>
      <text:p text:style-name="P107"><text:span text:style-name="T43"><text:s text:c="12"/>"typeId": "13",</text:span></text:p>
      <text:p text:style-name="P107"><text:span text:style-name="T43"><text:s text:c="12"/>"onSaleDateTime": "Tue, 30 Apr 2013 00:00:00 -0700",</text:span></text:p>
      <text:p text:style-name="P107"><text:span text:style-name="T43"><text:s text:c="12"/>"offSaleDateTime": "Mon, 3 Mar 2014 17:15:00 -0800",</text:span></text:p>
      <text:p text:style-name="P107"><text:soft-page-break/><text:span text:style-name="T43"><text:s text:c="12"/>"resourceId": "135",</text:span></text:p>
      <text:p text:style-name="P107"><text:span text:style-name="T43"><text:s text:c="12"/>"userEventNumber": "0",</text:span></text:p>
      <text:p text:style-name="P107"><text:span text:style-name="T43"><text:s text:c="12"/>"available": "428",</text:span></text:p>
      <text:p text:style-name="P107"><text:span text:style-name="T43"><text:s text:c="12"/>"status": "0",</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8"/>{</text:span></text:p>
      <text:p text:style-name="P107"><text:span text:style-name="T43"><text:s text:c="12"/>"id": "33128",</text:span></text:p>
      <text:p text:style-name="P107"><text:span text:style-name="T43"><text:s text:c="12"/>"name": "A Tour of the Solar System (3-5)",</text:span></text:p>
      <text:p text:style-name="P107"><text:span text:style-name="T43"><text:s text:c="12"/>"startDateTime": "Mon, 3 Mar 2014 10:30:00 -0800",</text:span></text:p>
      <text:p text:style-name="P107"><text:span text:style-name="T43"><text:s text:c="12"/>"endDateTime": "Mon, 3 Mar 2014 11:10:00 -0800",</text:span></text:p>
      <text:p text:style-name="P107"><text:span text:style-name="T43"><text:s text:c="12"/>"typeId": "16",</text:span></text:p>
      <text:p text:style-name="P107"><text:span text:style-name="T43"><text:s text:c="12"/>"onSaleDateTime": "Tue, 30 Apr 2013 00:00:00 -0700",</text:span></text:p>
      <text:p text:style-name="P107"><text:span text:style-name="T43"><text:s text:c="12"/>"offSaleDateTime": "Mon, 3 Mar 2014 17:15:00 -0800",</text:span></text:p>
      <text:p text:style-name="P107"><text:span text:style-name="T43"><text:s text:c="12"/>"resourceId": "133",</text:span></text:p>
      <text:p text:style-name="P107"><text:span text:style-name="T43"><text:s text:c="12"/>"userEventNumber": "0",</text:span></text:p>
      <text:p text:style-name="P107"><text:span text:style-name="T43"><text:s text:c="12"/>"available": "0",</text:span></text:p>
      <text:p text:style-name="P107"><text:span text:style-name="T43"><text:s text:c="12"/>"status": "2",</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8"/>{</text:span></text:p>
      <text:p text:style-name="P107"><text:span text:style-name="T43"><text:s text:c="12"/>"id": "30144",</text:span></text:p>
      <text:p text:style-name="P107"><text:span text:style-name="T43"><text:s text:c="12"/>"name": "Behind-the-Scenes: Academy",</text:span></text:p>
      <text:p text:style-name="P107"><text:span text:style-name="T43"><text:s text:c="12"/>"startDateTime": "Mon, 3 Mar 2014 11:00:00 -0800",</text:span></text:p>
      <text:p text:style-name="P107"><text:span text:style-name="T43"><text:s text:c="12"/>"endDateTime": "Mon, 3 Mar 2014 00:00:00 -0800",</text:span></text:p>
      <text:p text:style-name="P107"><text:span text:style-name="T43"><text:s text:c="12"/>"typeId": "84",</text:span></text:p>
      <text:p text:style-name="P107"><text:span text:style-name="T43"><text:s text:c="12"/>"onSaleDateTime": "Thu, 18 Apr 2013 09:00:00 -0700",</text:span></text:p>
      <text:p text:style-name="P107"><text:span text:style-name="T43"><text:s text:c="12"/>"offSaleDateTime": "Mon, 3 Mar 2014 11:05:00 -0800",</text:span></text:p>
      <text:p text:style-name="P107"><text:span text:style-name="T43"><text:s text:c="12"/>"resourceId": "222",</text:span></text:p>
      <text:p text:style-name="P107"><text:span text:style-name="T43"><text:s text:c="12"/>"userEventNumber": "0",</text:span></text:p>
      <text:p text:style-name="P107"><text:span text:style-name="T43"><text:s text:c="12"/>"available": "14",</text:span></text:p>
      <text:p text:style-name="P107"><text:span text:style-name="T43"><text:s text:c="12"/>"status": "0",</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8"/>{</text:span></text:p>
      <text:p text:style-name="P107"><text:span text:style-name="T43"><text:s text:c="12"/>"id": "32999",</text:span></text:p>
      <text:p text:style-name="P107"><text:span text:style-name="T43"><text:s text:c="12"/>"name": "Universe (6-12)",</text:span></text:p>
      <text:p text:style-name="P107"><text:span text:style-name="T43"><text:s text:c="12"/>"startDateTime": "Mon, 3 Mar 2014 11:30:00 -0800",</text:span></text:p>
      <text:p text:style-name="P107"><text:span text:style-name="T43"><text:s text:c="12"/>"endDateTime": "Mon, 3 Mar 2014 00:10:00 -0800",</text:span></text:p>
      <text:p text:style-name="P107"><text:span text:style-name="T43"><text:s text:c="12"/>"typeId": "16",</text:span></text:p>
      <text:p text:style-name="P107"><text:span text:style-name="T43"><text:s text:c="12"/>"onSaleDateTime": "Tue, 30 Apr 2013 00:00:00 -0700",</text:span></text:p>
      <text:p text:style-name="P107"><text:span text:style-name="T43"><text:s text:c="12"/>"offSaleDateTime": "Mon, 3 Mar 2014 17:15:00 -0800",</text:span></text:p>
      <text:p text:style-name="P107"><text:span text:style-name="T43"><text:s text:c="12"/>"resourceId": "133",</text:span></text:p>
      <text:p text:style-name="P107"><text:span text:style-name="T43"><text:s text:c="12"/>"userEventNumber": "0",</text:span></text:p>
      <text:p text:style-name="P107"><text:span text:style-name="T43"><text:s text:c="12"/>"available": "103",</text:span></text:p>
      <text:p text:style-name="P107"><text:span text:style-name="T43"><text:s text:c="12"/>"status": "0",</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8"/>{</text:span></text:p>
      <text:p text:style-name="P107"><text:span text:style-name="T43"><text:s text:c="12"/>"id": "33943",</text:span></text:p>
      <text:p text:style-name="P107"><text:span text:style-name="T43"><text:s text:c="12"/>"name": "Rock Fund: Geology",</text:span></text:p>
      <text:p text:style-name="P107"><text:span text:style-name="T43"><text:s text:c="12"/>"startDateTime": "Mon, 3 Mar 2014 11:30:00 -0800",</text:span></text:p>
      <text:p text:style-name="P107"><text:span text:style-name="T43"><text:s text:c="12"/>"endDateTime": "Mon, 3 Mar 2014 00:40:00 -0800",</text:span></text:p>
      <text:p text:style-name="P107"><text:span text:style-name="T43"><text:s text:c="12"/>"typeId": "12",</text:span></text:p>
      <text:p text:style-name="P107"><text:span text:style-name="T43"><text:s text:c="12"/>"onSaleDateTime": "Tue, 30 Apr 2013 00:00:00 -0700",</text:span></text:p>
      <text:p text:style-name="P107"><text:span text:style-name="T43"><text:s text:c="12"/>"offSaleDateTime": "Mon, 3 Mar 2014 17:15:00 -0800",</text:span></text:p>
      <text:p text:style-name="P107"><text:span text:style-name="T43"><text:s text:c="12"/>"resourceId": "130",</text:span></text:p>
      <text:p text:style-name="P107"><text:span text:style-name="T43"><text:s text:c="12"/>"userEventNumber": "0",</text:span></text:p>
      <text:p text:style-name="P107"><text:span text:style-name="T43"><text:s text:c="12"/>"available": "0",</text:span></text:p>
      <text:p text:style-name="P107"><text:span text:style-name="T43"><text:s text:c="12"/>"status": "2",</text:span></text:p>
      <text:p text:style-name="P107"><text:span text:style-name="T43"><text:s text:c="12"/>"roster": "false",</text:span></text:p>
      <text:p text:style-name="P107"><text:span text:style-name="T43"><text:s text:c="12"/>"private": "false"</text:span></text:p>
      <text:p text:style-name="P107"><text:span text:style-name="T43"><text:s text:c="8"/>}</text:span></text:p>
      <text:p text:style-name="P107"><text:span text:style-name="T43"><text:s text:c="4"/>]</text:span></text:p>
      <text:p text:style-name="P107"><text:span text:style-name="T43">}</text:span></text:p>
      <text:p text:style-name="P44"/>
      <text:p text:style-name="P13"><text:span text:style-name="T1"><text:s text:c="2"/></text:span><text:span text:style-name="T30">Appendix A: <text:s/>Interest Names And Codes</text:span></text:p>
      <text:p text:style-name="P16"/>
      <text:p text:style-name="P34"/>
      <table:table table:name="Table9" table:style-name="Table9">
        <table:table-column table:style-name="Table9.A"/>
        <table:table-column table:style-name="Table9.B"/>
        <table:table-row>
          <table:table-cell table:style-name="Table9.A1" office:value-type="string">
            <text:p text:style-name="P38">Interest Name</text:p>
          </table:table-cell>
          <table:table-cell table:style-name="Table9.B1" office:value-type="string">
            <text:p text:style-name="P38">Code</text:p>
          </table:table-cell>
        </table:table-row>
        <table:table-row>
          <table:table-cell table:style-name="Table9.A2" office:value-type="string">
            <text:p text:style-name="P39">Anthropology</text:p>
          </table:table-cell>
          <table:table-cell table:style-name="Table9.B2" office:value-type="string">
            <text:p text:style-name="P39">Anthropology</text:p>
          </table:table-cell>
        </table:table-row>
        <table:table-row>
          <table:table-cell table:style-name="Table9.A3" office:value-type="string">
            <text:p text:style-name="P39">Aquarium</text:p>
          </table:table-cell>
          <table:table-cell table:style-name="Table9.B3" office:value-type="string">
            <text:p text:style-name="P39">Aquarium</text:p>
          </table:table-cell>
        </table:table-row>
        <table:table-row>
          <table:table-cell table:style-name="Table9.A4" office:value-type="string">
            <text:p text:style-name="P39">Aquatic Biology</text:p>
          </table:table-cell>
          <table:table-cell table:style-name="Table9.B4" office:value-type="string">
            <text:p text:style-name="P39">AquaticBiology</text:p>
          </table:table-cell>
        </table:table-row>
        <table:table-row>
          <table:table-cell table:style-name="Table9.A5" office:value-type="string">
            <text:p text:style-name="P39">Astronomy</text:p>
          </table:table-cell>
          <table:table-cell table:style-name="Table9.B5" office:value-type="string">
            <text:p text:style-name="P39">Astronomy</text:p>
          </table:table-cell>
        </table:table-row>
        <table:table-row>
          <table:table-cell table:style-name="Table9.A6" office:value-type="string">
            <text:p text:style-name="P39">Biodiversity</text:p>
          </table:table-cell>
          <table:table-cell table:style-name="Table9.B6" office:value-type="string">
            <text:p text:style-name="P39">Biodiversity</text:p>
          </table:table-cell>
        </table:table-row>
        <table:table-row>
          <table:table-cell table:style-name="Table9.A7" office:value-type="string">
            <text:p text:style-name="P39">Biology</text:p>
          </table:table-cell>
          <table:table-cell table:style-name="Table9.B7" office:value-type="string">
            <text:p text:style-name="P39">Biology</text:p>
          </table:table-cell>
        </table:table-row>
        <table:table-row>
          <table:table-cell table:style-name="Table9.A8" office:value-type="string">
            <text:p text:style-name="P39">Botany</text:p>
          </table:table-cell>
          <table:table-cell table:style-name="Table9.B8" office:value-type="string">
            <text:p text:style-name="P39">Botany</text:p>
          </table:table-cell>
        </table:table-row>
        <table:table-row>
          <table:table-cell table:style-name="Table9.A9" office:value-type="string">
            <text:p text:style-name="P39">Conservation / Sustainability</text:p>
          </table:table-cell>
          <table:table-cell table:style-name="Table9.B9" office:value-type="string">
            <text:p text:style-name="P39">ConservationSustainability</text:p>
          </table:table-cell>
        </table:table-row>
        <table:table-row>
          <table:table-cell table:style-name="Table9.A10" office:value-type="string">
            <text:p text:style-name="P39">Earthquakes</text:p>
          </table:table-cell>
          <table:table-cell table:style-name="Table9.B10" office:value-type="string">
            <text:p text:style-name="P39">Earthquakes</text:p>
          </table:table-cell>
        </table:table-row>
        <table:table-row>
          <table:table-cell table:style-name="Table9.A11" office:value-type="string">
            <text:p text:style-name="P39">Education (General)</text:p>
          </table:table-cell>
          <table:table-cell table:style-name="Table9.B11" office:value-type="string">
            <text:p text:style-name="P39">EducationGeneral</text:p>
          </table:table-cell>
        </table:table-row>
        <table:table-row>
          <table:table-cell table:style-name="Table9.A12" office:value-type="string">
            <text:p text:style-name="P39">Education - Ages 0-13</text:p>
          </table:table-cell>
          <table:table-cell table:style-name="Table9.B12" office:value-type="string">
            <text:p text:style-name="P39">Education0_13</text:p>
          </table:table-cell>
        </table:table-row>
        <table:table-row>
          <table:table-cell table:style-name="Table9.A13" office:value-type="string">
            <text:p text:style-name="P39">Education - Ages 14-21</text:p>
          </table:table-cell>
          <table:table-cell table:style-name="Table9.B13" office:value-type="string">
            <text:p text:style-name="P39">Education14_21</text:p>
          </table:table-cell>
        </table:table-row>
        <table:table-row>
          <table:table-cell table:style-name="Table9.A14" office:value-type="string">
            <text:p text:style-name="P39">Entomology</text:p>
          </table:table-cell>
          <table:table-cell table:style-name="Table9.B14" office:value-type="string">
            <text:p text:style-name="P39">Entomology</text:p>
          </table:table-cell>
        </table:table-row>
        <table:table-row>
          <table:table-cell table:style-name="Table9.A15" office:value-type="string">
            <text:p text:style-name="P39">Exhibits</text:p>
          </table:table-cell>
          <table:table-cell table:style-name="Table9.B15" office:value-type="string">
            <text:p text:style-name="P39">Exhibits</text:p>
          </table:table-cell>
        </table:table-row>
        <table:table-row>
          <table:table-cell table:style-name="Table9.A16" office:value-type="string">
            <text:p text:style-name="P39">Free Days</text:p>
          </table:table-cell>
          <table:table-cell table:style-name="Table9.B16" office:value-type="string">
            <text:p text:style-name="P39">FreeDays</text:p>
          </table:table-cell>
        </table:table-row>
        <table:table-row>
          <table:table-cell table:style-name="Table9.A17" office:value-type="string">
            <text:p text:style-name="P39">Geology</text:p>
          </table:table-cell>
          <table:table-cell table:style-name="Table9.B17" office:value-type="string">
            <text:p text:style-name="P39">Geology</text:p>
          </table:table-cell>
        </table:table-row>
        <table:table-row>
          <table:table-cell table:style-name="Table9.A18" office:value-type="string">
            <text:p text:style-name="P39">Herpetology</text:p>
          </table:table-cell>
          <table:table-cell table:style-name="Table9.B18" office:value-type="string">
            <text:p text:style-name="P39">Herpetology</text:p>
          </table:table-cell>
        </table:table-row>
        <table:table-row>
          <table:table-cell table:style-name="Table9.A19" office:value-type="string">
            <text:p text:style-name="P39">Ichthyology</text:p>
          </table:table-cell>
          <table:table-cell table:style-name="Table9.B19" office:value-type="string">
            <text:p text:style-name="P39">Ichthyology</text:p>
          </table:table-cell>
        </table:table-row>
        <table:table-row>
          <table:table-cell table:style-name="Table9.A20" office:value-type="string">
            <text:p text:style-name="P39">Invertebrates</text:p>
          </table:table-cell>
          <table:table-cell table:style-name="Table9.B20" office:value-type="string">
            <text:p text:style-name="P39">Invertebrates</text:p>
          </table:table-cell>
        </table:table-row>
        <table:table-row>
          <table:table-cell table:style-name="Table9.A21" office:value-type="string">
            <text:p text:style-name="P39">Kimball Natural History Museum</text:p>
          </table:table-cell>
          <table:table-cell table:style-name="Table9.B21" office:value-type="string">
            <text:p text:style-name="P39">NaturalHistoryMuseum</text:p>
          </table:table-cell>
        </table:table-row>
        <table:table-row>
          <table:table-cell table:style-name="Table9.A22" office:value-type="string">
            <text:p text:style-name="P39">Lectures</text:p>
          </table:table-cell>
          <table:table-cell table:style-name="Table9.B22" office:value-type="string">
            <text:p text:style-name="P39">Lectures</text:p>
          </table:table-cell>
        </table:table-row>
        <table:table-row>
          <table:table-cell table:style-name="Table9.A23" office:value-type="string">
            <text:p text:style-name="P39">Library Collections</text:p>
          </table:table-cell>
          <table:table-cell table:style-name="Table9.B23" office:value-type="string">
            <text:p text:style-name="P39">LibraryCollections</text:p>
          </table:table-cell>
        </table:table-row>
        <table:table-row>
          <table:table-cell table:style-name="Table9.A24" office:value-type="string">
            <text:p text:style-name="P39">Mammalogy</text:p>
          </table:table-cell>
          <table:table-cell table:style-name="Table9.B24" office:value-type="string">
            <text:p text:style-name="P39">Mammalogy</text:p>
          </table:table-cell>
        </table:table-row>
        <table:table-row>
          <table:table-cell table:style-name="Table9.A25" office:value-type="string">
            <text:p text:style-name="P39">Member Events</text:p>
          </table:table-cell>
          <table:table-cell table:style-name="Table9.B25" office:value-type="string">
            <text:p text:style-name="P39">MemberEvents</text:p>
          </table:table-cell>
        </table:table-row>
        <table:table-row>
          <table:table-cell table:style-name="Table9.A26" office:value-type="string">
            <text:p text:style-name="P39">Member Hours</text:p>
          </table:table-cell>
          <table:table-cell table:style-name="Table9.B26" office:value-type="string">
            <text:p text:style-name="P39">MembersHours</text:p>
          </table:table-cell>
        </table:table-row>
        <table:table-row>
          <table:table-cell table:style-name="Table9.A27" office:value-type="string">
            <text:p text:style-name="P39">Ornithology</text:p>
          </table:table-cell>
          <table:table-cell table:style-name="Table9.B27" office:value-type="string">
            <text:p text:style-name="P39">Ornithology</text:p>
          </table:table-cell>
        </table:table-row>
        <table:table-row>
          <table:table-cell table:style-name="Table9.A28" office:value-type="string">
            <text:p text:style-name="P39">Penguins</text:p>
          </table:table-cell>
          <table:table-cell table:style-name="Table9.B28" office:value-type="string">
            <text:p text:style-name="P39">Penguins</text:p>
          </table:table-cell>
        </table:table-row>
        <table:table-row>
          <table:table-cell table:style-name="Table9.A29" office:value-type="string">
            <text:p text:style-name="P39">Planetarium</text:p>
          </table:table-cell>
          <table:table-cell table:style-name="Table9.B29" office:value-type="string">
            <text:p text:style-name="P39">Planetarium</text:p>
          </table:table-cell>
        </table:table-row>
        <table:table-row>
          <table:table-cell table:style-name="Table9.A30" office:value-type="string">
            <text:p text:style-name="P39">Rainforests</text:p>
          </table:table-cell>
          <table:table-cell table:style-name="Table9.B30" office:value-type="string">
            <text:p text:style-name="P39">Rainforests</text:p>
          </table:table-cell>
        </table:table-row>
        <table:table-row>
          <table:table-cell table:style-name="Table9.A31" office:value-type="string">
            <text:p text:style-name="P39">Research (General)</text:p>
          </table:table-cell>
          <table:table-cell table:style-name="Table9.B31" office:value-type="string">
            <text:p text:style-name="P39">ResearchGeneral</text:p>
          </table:table-cell>
        </table:table-row>
        <table:table-row>
          <table:table-cell table:style-name="Table9.A32" office:value-type="string">
            <text:p text:style-name="P39">Science in Action</text:p>
          </table:table-cell>
          <table:table-cell table:style-name="Table9.B32" office:value-type="string">
            <text:p text:style-name="P39">ScienceinAction</text:p>
          </table:table-cell>
        </table:table-row>
        <table:table-row>
          <table:table-cell table:style-name="Table9.A33" office:value-type="string">
            <text:p text:style-name="P39">Sustainability</text:p>
          </table:table-cell>
          <table:table-cell table:style-name="Table9.B33" office:value-type="string">
            <text:p text:style-name="P39">Sustainability</text:p>
          </table:table-cell>
        </table:table-row>
        <table:table-row>
          <table:table-cell table:style-name="Table9.A34" office:value-type="string">
            <text:p text:style-name="P39">TYE - Home School</text:p>
          </table:table-cell>
          <table:table-cell table:style-name="Table9.B34" office:value-type="string">
            <text:p text:style-name="P39">HomeSchool</text:p>
          </table:table-cell>
        </table:table-row>
        <table:table-row>
          <table:table-cell table:style-name="Table9.A35" office:value-type="string">
            <text:p text:style-name="P39">TYE - Rock Family</text:p>
          </table:table-cell>
          <table:table-cell table:style-name="Table9.B35" office:value-type="string">
            <text:p text:style-name="P39">RockFamily</text:p>
          </table:table-cell>
        </table:table-row>
        <table:table-row>
          <table:table-cell table:style-name="Table9.A36" office:value-type="string">
            <text:p text:style-name="P39">TYE - Teachers</text:p>
          </table:table-cell>
          <table:table-cell table:style-name="Table9.B36" office:value-type="string">
            <text:p text:style-name="P39">Teachers</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10:42:22</meta:creation-date>
    <dc:date>2014-03-02T18:48:49</dc:date>
    <meta:editing-duration>PT1H33M48S</meta:editing-duration>
    <meta:editing-cycles>5</meta:editing-cycles>
    <meta:generator>LibreOffice/3.6$MacOSX_x86 LibreOffice_project/2ef5aff-a6fb0ff-166bdff-cf087ad-0f1389</meta:generator>
    <meta:document-statistic meta:table-count="15" meta:image-count="0" meta:object-count="0" meta:page-count="11" meta:paragraph-count="653" meta:word-count="2741" meta:character-count="21200" meta:non-whitespace-character-count="17492"/>
  </office:meta>
</office:document-meta>
</file>